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422" svg:font-family="MSI_Z422" style:font-pitch="variable"/>
    <style:font-face style:name="MSI_Z425" svg:font-family="MSI_Z425" style:font-pitch="variable"/>
    <style:font-face style:name="MSI_Z426" svg:font-family="MSI_Z426" style:font-pitch="variable"/>
    <style:font-face style:name="MSI_Z434" svg:font-family="MSI_Z434" style:font-pitch="variable"/>
    <style:font-face style:name="msi_z423" svg:font-family="msi_z423" style:font-pitch="variable"/>
    <style:font-face style:name="msi_z424" svg:font-family="msi_z424" style:font-pitch="variable"/>
    <style:font-face style:name="msi_z427" svg:font-family="msi_z427" style:font-pitch="variable"/>
    <style:font-face style:name="msi_z428" svg:font-family="msi_z428" style:font-pitch="variable"/>
    <style:font-face style:name="msi_z429" svg:font-family="msi_z429" style:font-pitch="variable"/>
    <style:font-face style:name="msi_z430" svg:font-family="msi_z430" style:font-pitch="variable"/>
    <style:font-face style:name="msi_z431" svg:font-family="msi_z431" style:font-pitch="variable"/>
    <style:font-face style:name="msi_z432" svg:font-family="msi_z432" style:font-pitch="variable"/>
    <style:font-face style:name="msi_z433" svg:font-family="msi_z433" style:font-pitch="variable"/>
    <style:font-face style:name="msi_z435" svg:font-family="msi_z435" style:font-pitch="variable"/>
    <style:font-face style:name="msi_z436" svg:font-family="msi_z436" style:font-pitch="variable"/>
    <style:font-face style:name="msi_z437" svg:font-family="msi_z437" style:font-pitch="variable"/>
    <style:font-face style:name="msi_z438" svg:font-family="msi_z438" style:font-pitch="variable"/>
    <style:font-face style:name="msi_z439" svg:font-family="msi_z439" style:font-pitch="variable"/>
    <style:font-face style:name="msi_z440" svg:font-family="msi_z440" style:font-pitch="variable"/>
    <style:font-face style:name="msi_z441" svg:font-family="msi_z441" style:font-pitch="variable"/>
    <style:font-face style:name="Liberation Serif" svg:font-family="'Liberation Serif'" style:font-family-generic="roman" style:font-pitch="variable"/>
    <style:font-face style:name="QCF_P401" svg:font-family="QCF_P401" style:font-family-generic="roman" style:font-pitch="variable"/>
    <style:font-face style:name="QCF_P422" svg:font-family="QCF_P422" style:font-family-generic="roman" style:font-pitch="variable"/>
    <style:font-face style:name="QCF_P423" svg:font-family="QCF_P423" style:font-family-generic="roman" style:font-pitch="variable"/>
    <style:font-face style:name="QCF_P424" svg:font-family="QCF_P424" style:font-family-generic="roman" style:font-pitch="variable"/>
    <style:font-face style:name="QCF_P425" svg:font-family="QCF_P425" style:font-family-generic="roman" style:font-pitch="variable"/>
    <style:font-face style:name="QCF_P426" svg:font-family="QCF_P426" style:font-family-generic="roman" style:font-pitch="variable"/>
    <style:font-face style:name="QCF_P427" svg:font-family="QCF_P427" style:font-family-generic="roman" style:font-pitch="variable"/>
    <style:font-face style:name="QCF_P428" svg:font-family="QCF_P428" style:font-family-generic="roman" style:font-pitch="variable"/>
    <style:font-face style:name="QCF_P429" svg:font-family="QCF_P429" style:font-family-generic="roman" style:font-pitch="variable"/>
    <style:font-face style:name="QCF_P430" svg:font-family="QCF_P430" style:font-family-generic="roman" style:font-pitch="variable"/>
    <style:font-face style:name="QCF_P431" svg:font-family="QCF_P431" style:font-family-generic="roman" style:font-pitch="variable"/>
    <style:font-face style:name="QCF_P432" svg:font-family="QCF_P432" style:font-family-generic="roman" style:font-pitch="variable"/>
    <style:font-face style:name="QCF_P433" svg:font-family="QCF_P433" style:font-family-generic="roman" style:font-pitch="variable"/>
    <style:font-face style:name="QCF_P434" svg:font-family="QCF_P434" style:font-family-generic="roman" style:font-pitch="variable"/>
    <style:font-face style:name="QCF_P435" svg:font-family="QCF_P435" style:font-family-generic="roman" style:font-pitch="variable"/>
    <style:font-face style:name="QCF_P436" svg:font-family="QCF_P436" style:font-family-generic="roman" style:font-pitch="variable"/>
    <style:font-face style:name="QCF_P437" svg:font-family="QCF_P437" style:font-family-generic="roman" style:font-pitch="variable"/>
    <style:font-face style:name="QCF_P438" svg:font-family="QCF_P438" style:font-family-generic="roman" style:font-pitch="variable"/>
    <style:font-face style:name="QCF_P439" svg:font-family="QCF_P439" style:font-family-generic="roman" style:font-pitch="variable"/>
    <style:font-face style:name="QCF_P440" svg:font-family="QCF_P440" style:font-family-generic="roman" style:font-pitch="variable"/>
    <style:font-face style:name="QCF_P441" svg:font-family="QCF_P4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4231" svg:font-family="QCF_P423" style:font-family-generic="system" style:font-pitch="variable"/>
    <style:font-face style:name="QCF_P4241" svg:font-family="QCF_P424" style:font-family-generic="system" style:font-pitch="variable"/>
    <style:font-face style:name="QCF_P4251" svg:font-family="QCF_P425" style:font-family-generic="system" style:font-pitch="variable"/>
    <style:font-face style:name="QCF_P4261" svg:font-family="QCF_P426" style:font-family-generic="system" style:font-pitch="variable"/>
    <style:font-face style:name="QCF_P4271" svg:font-family="QCF_P427" style:font-family-generic="system" style:font-pitch="variable"/>
    <style:font-face style:name="QCF_P4281" svg:font-family="QCF_P428" style:font-family-generic="system" style:font-pitch="variable"/>
    <style:font-face style:name="QCF_P4291" svg:font-family="QCF_P429" style:font-family-generic="system" style:font-pitch="variable"/>
    <style:font-face style:name="QCF_P4301" svg:font-family="QCF_P430" style:font-family-generic="system" style:font-pitch="variable"/>
    <style:font-face style:name="QCF_P4311" svg:font-family="QCF_P431" style:font-family-generic="system" style:font-pitch="variable"/>
    <style:font-face style:name="QCF_P4321" svg:font-family="QCF_P432" style:font-family-generic="system" style:font-pitch="variable"/>
    <style:font-face style:name="QCF_P4331" svg:font-family="QCF_P433" style:font-family-generic="system" style:font-pitch="variable"/>
    <style:font-face style:name="QCF_P4341" svg:font-family="QCF_P434" style:font-family-generic="system" style:font-pitch="variable"/>
    <style:font-face style:name="QCF_P4351" svg:font-family="QCF_P435" style:font-family-generic="system" style:font-pitch="variable"/>
    <style:font-face style:name="QCF_P4361" svg:font-family="QCF_P436" style:font-family-generic="system" style:font-pitch="variable"/>
    <style:font-face style:name="QCF_P4371" svg:font-family="QCF_P437" style:font-family-generic="system" style:font-pitch="variable"/>
    <style:font-face style:name="QCF_P4381" svg:font-family="QCF_P438" style:font-family-generic="system" style:font-pitch="variable"/>
    <style:font-face style:name="QCF_P4391" svg:font-family="QCF_P439" style:font-family-generic="system" style:font-pitch="variable"/>
    <style:font-face style:name="QCF_P4401" svg:font-family="QCF_P440" style:font-family-generic="system" style:font-pitch="variable"/>
    <style:font-face style:name="QCF_P4411" svg:font-family="QCF_P44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e7986" style:font-size-asian="23.5pt" style:font-name-complex="MSI_Z434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4ba35" style:font-size-asian="23.5pt" style:font-name-complex="MSI_Z422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58789" style:font-size-asian="23.5pt" style:font-name-complex="msi_z424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72a66" style:font-size-asian="23.5pt" style:font-name-complex="MSI_Z425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736ba" style:font-size-asian="23.5pt" style:font-name-complex="MSI_Z426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736ba" style:font-size-asian="23.5pt" style:font-name-complex="msi_z427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8ce57" style:font-size-asian="23.5pt" style:font-name-complex="msi_z428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8ce57" style:font-size-asian="23.5pt" style:font-name-complex="msi_z429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a9393" style:font-size-asian="23.5pt" style:font-name-complex="msi_z430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decf6" style:font-size-asian="23.5pt" style:font-name-complex="msi_z432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925e1b" style:font-size-asian="23.5pt" style:font-name-complex="msi_z437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94b389" style:font-size-asian="23.5pt" style:font-name-complex="msi_z439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66a2a" style:font-size-asian="23.5pt" style:font-name-complex="msi_z441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b81e3" style:font-size-asian="23.5pt" style:font-name-complex="msi_z423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58789" style:font-size-asian="23.5pt" style:font-name-complex="msi_z424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72a66" style:font-size-asian="23.5pt" style:font-name-complex="MSI_Z425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736ba" style:font-size-asian="23.5pt" style:font-name-complex="MSI_Z426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736ba" style:font-size-asian="23.5pt" style:font-name-complex="msi_z427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8ce57" style:font-size-asian="23.5pt" style:font-name-complex="msi_z429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a9393" style:font-size-asian="23.5pt" style:font-name-complex="msi_z430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e7986" style:font-size-asian="23.5pt" style:font-name-complex="msi_z431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decf6" style:font-size-asian="23.5pt" style:font-name-complex="msi_z432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e7986" style:font-size-asian="23.5pt" style:font-name-complex="msi_z433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ee306" style:font-size-asian="23.5pt" style:font-name-complex="msi_z435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ee306" style:font-size-asian="23.5pt" style:font-name-complex="msi_z436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925e1b" style:font-size-asian="23.5pt" style:font-name-complex="msi_z437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09158" style:font-size-asian="23.5pt" style:font-name-complex="msi_z438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94b389" style:font-size-asian="23.5pt" style:font-name-complex="msi_z439" style:font-size-complex="23.5pt"/>
    </style:style>
    <style:style style:name="P33" style:family="paragraph" style:parent-style-name="Standard" style:master-page-name="Standard">
      <style:paragraph-properties fo:text-align="justify" fo:text-align-last="justify" style:justify-single-word="true" style:page-number="422" fo:break-before="auto" fo:break-after="auto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4ba35" style:font-size-asian="23.5pt" style:font-name-complex="MSI_Z422" style:font-size-complex="23.5pt"/>
    </style:style>
    <style:style style:name="P34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28" fo:font-size="23.5pt" officeooo:rsid="01974683" officeooo:paragraph-rsid="01974683" style:font-size-asian="23.5pt" style:font-name-complex="msi_z428" style:font-size-complex="23.5pt"/>
    </style:style>
    <style:style style:name="P35" style:family="paragraph" style:parent-style-name="Standard" style:master-page-name="ganti_20_surat2">
      <style:paragraph-properties fo:text-align="justify" fo:text-align-last="justify" style:justify-single-word="true" style:page-number="auto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e7986" style:font-size-asian="23.5pt" style:font-name-complex="MSI_Z434" style:font-size-complex="23.5pt"/>
    </style:style>
    <style:style style:name="P36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09158" style:font-size-asian="23.5pt" style:font-name-complex="msi_z440" style:font-size-complex="23.5pt"/>
    </style:style>
    <style:style style:name="P3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88ce57" style:font-size-asian="23.5pt" style:font-name-complex="msi_z428" style:font-size-complex="23.5pt"/>
    </style:style>
    <style:style style:name="P3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809158" style:font-size-asian="23.5pt" style:font-name-complex="msi_z440" style:font-size-complex="23.5pt"/>
    </style:style>
    <style:style style:name="P3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66a2a" style:font-size-asian="23.5pt" style:font-name-complex="msi_z441" style:font-size-complex="23.5pt"/>
    </style:style>
    <style:style style:name="P40" style:family="paragraph" style:parent-style-name="Standard">
      <style:paragraph-properties fo:text-align="center" style:justify-single-word="false" style:writing-mode="rl-tb">
        <style:tab-stops>
          <style:tab-stop style:position="1.5972in"/>
        </style:tab-stops>
      </style:paragraph-properties>
      <style:text-properties style:use-window-font-color="true" style:font-name="QCF_P428" fo:font-size="23.5pt" officeooo:rsid="01974683" officeooo:paragraph-rsid="01974683" style:font-size-asian="23.5pt" style:font-name-complex="msi_z428" style:font-size-complex="23.5pt"/>
    </style:style>
    <style:style style:name="P41" style:family="paragraph" style:parent-style-name="Standard">
      <style:paragraph-properties fo:text-align="center" style:justify-single-word="false" style:writing-mode="rl-tb">
        <style:tab-stops>
          <style:tab-stop style:position="1.5972in"/>
        </style:tab-stops>
      </style:paragraph-properties>
      <style:text-properties style:use-window-font-color="true" style:font-name="QCF_P431" fo:font-size="23.5pt" officeooo:rsid="01974683" officeooo:paragraph-rsid="01974683" style:font-size-asian="23.5pt" style:font-name-complex="MSI_Z434" style:font-size-complex="23.5pt"/>
    </style:style>
    <style:style style:name="P42" style:family="paragraph" style:parent-style-name="Standard">
      <style:paragraph-properties fo:text-align="center" style:justify-single-word="false" style:writing-mode="rl-tb">
        <style:tab-stops>
          <style:tab-stop style:position="1.5972in"/>
        </style:tab-stops>
      </style:paragraph-properties>
      <style:text-properties style:use-window-font-color="true" style:font-name="QCF_P434" fo:font-size="23.5pt" officeooo:rsid="0197a804" officeooo:paragraph-rsid="0197a804" style:font-size-asian="23.5pt" style:font-name-complex="QCF_P4341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7d15cc" style:font-size-asian="10pt" style:font-size-complex="10pt"/>
    </style:style>
    <style:style style:name="T4" style:family="text">
      <style:text-properties style:font-name="Liberation Sans Narrow" fo:font-size="10pt" officeooo:rsid="016128c4" style:font-size-asian="10pt" style:font-size-complex="10pt"/>
    </style:style>
    <style:style style:name="T5" style:family="text">
      <style:text-properties officeooo:rsid="012706cb"/>
    </style:style>
    <style:style style:name="T6" style:family="text">
      <style:text-properties officeooo:rsid="015e6cbb"/>
    </style:style>
    <style:style style:name="T7" style:family="text">
      <style:text-properties officeooo:rsid="017e7986"/>
    </style:style>
    <style:style style:name="T8" style:family="text">
      <style:text-properties officeooo:rsid="0163d1a8"/>
    </style:style>
    <style:style style:name="T9" style:family="text">
      <style:text-properties officeooo:rsid="01809158"/>
    </style:style>
    <style:style style:name="T10" style:family="text">
      <style:text-properties style:font-name="QCF_P422"/>
    </style:style>
    <style:style style:name="T11" style:family="text">
      <style:text-properties style:font-name="QCF_P423"/>
    </style:style>
    <style:style style:name="T12" style:family="text">
      <style:text-properties style:font-name="QCF_P424"/>
    </style:style>
    <style:style style:name="T13" style:family="text">
      <style:text-properties style:font-name="QCF_P425"/>
    </style:style>
    <style:style style:name="T14" style:family="text">
      <style:text-properties style:font-name="QCF_P426"/>
    </style:style>
    <style:style style:name="T15" style:family="text">
      <style:text-properties style:font-name="QCF_P427"/>
    </style:style>
    <style:style style:name="T16" style:family="text">
      <style:text-properties style:font-name="QCF_P428"/>
    </style:style>
    <style:style style:name="T17" style:family="text">
      <style:text-properties style:font-name="QCF_P429"/>
    </style:style>
    <style:style style:name="T18" style:family="text">
      <style:text-properties style:font-name="QCF_P430"/>
    </style:style>
    <style:style style:name="T19" style:family="text">
      <style:text-properties style:font-name="QCF_P431"/>
    </style:style>
    <style:style style:name="T20" style:family="text">
      <style:text-properties style:font-name="QCF_P432"/>
    </style:style>
    <style:style style:name="T21" style:family="text">
      <style:text-properties style:font-name="QCF_P433"/>
    </style:style>
    <style:style style:name="T22" style:family="text">
      <style:text-properties style:font-name="QCF_P434"/>
    </style:style>
    <style:style style:name="T23" style:family="text">
      <style:text-properties style:font-name="QCF_P435"/>
    </style:style>
    <style:style style:name="T24" style:family="text">
      <style:text-properties style:font-name="QCF_P436"/>
    </style:style>
    <style:style style:name="T25" style:family="text">
      <style:text-properties style:font-name="QCF_P437"/>
    </style:style>
    <style:style style:name="T26" style:family="text">
      <style:text-properties style:font-name="QCF_P438"/>
    </style:style>
    <style:style style:name="T27" style:family="text">
      <style:text-properties style:font-name="QCF_P439"/>
    </style:style>
    <style:style style:name="T28" style:family="text">
      <style:text-properties style:font-name="QCF_P440"/>
    </style:style>
    <style:style style:name="T29" style:family="text">
      <style:text-properties style:font-name="QCF_P440" style:font-name-complex="msi_z440"/>
    </style:style>
    <style:style style:name="T30" style:family="text">
      <style:text-properties style:font-name="QCF_P441"/>
    </style:style>
    <style:style style:name="T31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oft-page-break/><text:span text:style-name="T11">ﭑ</text:span><text:span text:style-name="T1"> </text:span><text:span text:style-name="T10">ﭒ</text:span><text:span text:style-name="T1"> </text:span><text:span text:style-name="T10">ﭓ</text:span><text:span text:style-name="T1"> </text:span><text:span text:style-name="T10">ﭔ</text:span><text:span text:style-name="T1"> </text:span><text:span text:style-name="T10">ﭕ</text:span><text:span text:style-name="T1"> </text:span><text:span text:style-name="T10">ﭖ</text:span><text:span text:style-name="T1"> </text:span><text:span text:style-name="T10">ﭗ</text:span><text:span text:style-name="T1"> </text:span><text:span text:style-name="T10">ﭘ</text:span><text:span text:style-name="T1"> </text:span><text:span text:style-name="T10">ﭙ</text:span><text:span text:style-name="T1"> </text:span><text:span text:style-name="T10">ﭚ</text:span><text:span text:style-name="T1"> </text:span><text:span text:style-name="T10">ﭛ</text:span><text:span text:style-name="T1"> </text:span><text:span text:style-name="T10">ﭜ</text:span><text:span text:style-name="T1"> </text:span><text:span text:style-name="T10">ﭝ</text:span><text:span text:style-name="T1"> </text:span><text:span text:style-name="T10">ﭞ</text:span><text:span text:style-name="T1"> </text:span><text:span text:style-name="T10">ﭟ</text:span><text:span text:style-name="T1"> </text:span><text:span text:style-name="T10">ﭠ</text:span><text:span text:style-name="T1"> </text:span><text:span text:style-name="T10">ﭡ</text:span><text:span text:style-name="T1"> </text:span><text:span text:style-name="T10">ﭢ</text:span><text:span text:style-name="T1"> </text:span><text:span text:style-name="T10">ﭣ</text:span><text:span text:style-name="T1"> </text:span><text:span text:style-name="T10">ﭤ</text:span><text:span text:style-name="T1"> </text:span><text:span text:style-name="T10">ﭥ</text:span><text:span text:style-name="T1"> </text:span><text:span text:style-name="T10">ﭦﭧ</text:span><text:span text:style-name="T1"> </text:span><text:span text:style-name="T10">ﭨ</text:span><text:span text:style-name="T1"> </text:span><text:span text:style-name="T10">ﭩ</text:span><text:span text:style-name="T1"> </text:span><text:span text:style-name="T10">ﭪ</text:span><text:span text:style-name="T1"> </text:span><text:span text:style-name="T10">ﭫ</text:span><text:span text:style-name="T1"> </text:span><text:span text:style-name="T10">ﭬ</text:span><text:span text:style-name="T1"> </text:span><text:span text:style-name="T10">ﭭ</text:span><text:span text:style-name="T1"> </text:span><text:span text:style-name="T10">ﭮ</text:span><text:span text:style-name="T1"> </text:span><text:span text:style-name="T10">ﭯ</text:span><text:span text:style-name="T1"> </text:span><text:span text:style-name="T10">ﭰ</text:span><text:span text:style-name="T1"> </text:span><text:span text:style-name="T10">ﭱ</text:span><text:span text:style-name="T1"> </text:span><text:span text:style-name="T10">ﭲ</text:span><text:span text:style-name="T1"> </text:span><text:span text:style-name="T10">ﭳ</text:span><text:span text:style-name="T1"> </text:span><text:span text:style-name="T10">ﭴ</text:span><text:span text:style-name="T1"> </text:span><text:span text:style-name="T10">ﭵ</text:span><text:span text:style-name="T1"> </text:span><text:span text:style-name="T10">ﭶ</text:span></text:p>
      <text:p text:style-name="P6"><text:span text:style-name="T10">ﭷ</text:span><text:span text:style-name="T1"> </text:span><text:span text:style-name="T10">ﭸ</text:span><text:span text:style-name="T1"> </text:span><text:span text:style-name="T10">ﭹ</text:span><text:span text:style-name="T1"> </text:span><text:span text:style-name="T10">ﭺ</text:span><text:span text:style-name="T1"> </text:span><text:span text:style-name="T10">ﭻ</text:span><text:span text:style-name="T1"> </text:span><text:span text:style-name="T10">ﭼ</text:span><text:span text:style-name="T1"> </text:span><text:span text:style-name="T10">ﭽﭾ</text:span><text:span text:style-name="T1"> </text:span><text:span text:style-name="T10">ﭿ</text:span><text:span text:style-name="T1"> </text:span><text:span text:style-name="T10">ﮀ</text:span><text:span text:style-name="T1"> </text:span><text:span text:style-name="T10">ﮁ</text:span><text:span text:style-name="T1"> </text:span><text:span text:style-name="T10">ﮂ</text:span><text:span text:style-name="T1"> </text:span><text:span text:style-name="T10">ﮃ</text:span><text:span text:style-name="T1"> </text:span><text:span text:style-name="T10">ﮄ</text:span><text:span text:style-name="T1"> </text:span><text:span text:style-name="T10">ﮅﮆ</text:span><text:span text:style-name="T1"> </text:span><text:span text:style-name="T10">ﮇ</text:span></text:p>
      <text:p text:style-name="P6"><text:span text:style-name="T10">ﮈ</text:span><text:span text:style-name="T1"> </text:span><text:span text:style-name="T10">ﮉ</text:span><text:span text:style-name="T1"> </text:span><text:span text:style-name="T10">ﮊ</text:span><text:span text:style-name="T1"> </text:span><text:span text:style-name="T10">ﮋ</text:span><text:span text:style-name="T1"> </text:span><text:span text:style-name="T10">ﮌ</text:span><text:span text:style-name="T1"> </text:span><text:span text:style-name="T10">ﮍ</text:span><text:span text:style-name="T1"> </text:span><text:span text:style-name="T10">ﮎ</text:span><text:span text:style-name="T1"> </text:span><text:span text:style-name="T10">ﮏ</text:span><text:span text:style-name="T1"> </text:span><text:span text:style-name="T10">ﮐ</text:span><text:span text:style-name="T1"> </text:span><text:span text:style-name="T10">ﮑ</text:span><text:span text:style-name="T1"> </text:span><text:span text:style-name="T10">ﮒ</text:span><text:span text:style-name="T1"> </text:span><text:span text:style-name="T10">ﮓ</text:span><text:span text:style-name="T1"> </text:span><text:span text:style-name="T10">ﮔ</text:span><text:span text:style-name="T1"> </text:span><text:span text:style-name="T10">ﮕ</text:span><text:span text:style-name="T1"> </text:span><text:span text:style-name="T10">ﮖ</text:span><text:span text:style-name="T1"> </text:span><text:span text:style-name="T10">ﮗ</text:span><text:span text:style-name="T1"> </text:span><text:span text:style-name="T10">ﮘ</text:span><text:span text:style-name="T1"> </text:span><text:span text:style-name="T10">ﮙ</text:span><text:span text:style-name="T1"> </text:span><text:span text:style-name="T10">ﮚﮛ</text:span><text:span text:style-name="T1"> </text:span><text:span text:style-name="T10">ﮜ</text:span><text:span text:style-name="T1"> </text:span><text:span text:style-name="T10">ﮝ</text:span><text:span text:style-name="T1"> </text:span><text:span text:style-name="T10">ﮞ</text:span><text:span text:style-name="T1"> </text:span><text:span text:style-name="T10">ﮟ</text:span><text:span text:style-name="T1"> </text:span><text:span text:style-name="T10">ﮠ</text:span><text:span text:style-name="T1"> </text:span><text:span text:style-name="T10">ﮡ</text:span></text:p>
      <text:p text:style-name="P6"><text:span text:style-name="T10">ﮢ</text:span><text:span text:style-name="T1"> </text:span><text:span text:style-name="T10">ﮣ</text:span><text:span text:style-name="T1"> </text:span><text:span text:style-name="T10">ﮤ</text:span><text:span text:style-name="T1"> </text:span><text:span text:style-name="T10">ﮥ</text:span><text:span text:style-name="T1"> </text:span><text:span text:style-name="T10">ﮦ</text:span><text:span text:style-name="T1"> </text:span><text:span text:style-name="T10">ﮧ</text:span><text:span text:style-name="T1"> </text:span><text:span text:style-name="T10">ﮨ</text:span><text:span text:style-name="T1"> </text:span><text:span text:style-name="T10">ﮩ</text:span><text:span text:style-name="T1"> </text:span><text:span text:style-name="T10">ﮪ</text:span><text:span text:style-name="T1"> </text:span><text:span text:style-name="T10">ﮫ</text:span><text:span text:style-name="T1"> </text:span><text:span text:style-name="T10">ﮬ</text:span><text:span text:style-name="T1"> </text:span><text:span text:style-name="T10">ﮭ</text:span><text:span text:style-name="T1"> </text:span><text:span text:style-name="T10">ﮮ</text:span><text:span text:style-name="T1"> </text:span><text:span text:style-name="T10">ﮯ</text:span><text:span text:style-name="T1"> </text:span><text:span text:style-name="T10">ﮰ</text:span><text:span text:style-name="T1"> </text:span><text:span text:style-name="T10">ﮱ</text:span><text:span text:style-name="T1"> </text:span><text:span text:style-name="T10">ﯓ</text:span><text:span text:style-name="T1"> </text:span><text:span text:style-name="T10">ﯔ</text:span><text:span text:style-name="T1"> </text:span><text:span text:style-name="T10">ﯕ</text:span><text:span text:style-name="T1"> </text:span><text:span text:style-name="T10">ﯖ</text:span><text:span text:style-name="T1"> </text:span><text:span text:style-name="T10">ﯗ</text:span><text:span text:style-name="T1"> </text:span><text:span text:style-name="T10">ﯘ</text:span><text:span text:style-name="T1"> </text:span><text:span text:style-name="T10">ﯙ</text:span><text:span text:style-name="T1"> </text:span><text:span text:style-name="T10">ﯚ</text:span><text:span text:style-name="T1"> </text:span><text:span text:style-name="T10">ﯛ</text:span><text:span text:style-name="T1"> </text:span><text:span text:style-name="T10">ﯜ</text:span><text:span text:style-name="T1"> </text:span><text:span text:style-name="T10">ﯝ</text:span><text:span text:style-name="T1"> </text:span><text:span text:style-name="T10">ﯞ</text:span><text:span text:style-name="T1"> </text:span><text:span text:style-name="T10">ﯟ</text:span><text:span text:style-name="T1"> </text:span><text:span text:style-name="T10">ﯠ</text:span><text:span text:style-name="T1"> </text:span><text:span text:style-name="T10">ﯡ</text:span></text:p>
      <text:p text:style-name="P18"><text:span text:style-name="T11">ﭑ</text:span><text:span text:style-name="T1"> </text:span><text:span text:style-name="T11">ﭒ</text:span><text:span text:style-name="T1"> </text:span><text:span text:style-name="T11">ﭓ</text:span><text:span text:style-name="T1"> </text:span><text:span text:style-name="T11">ﭔ</text:span><text:span text:style-name="T1"> </text:span><text:span text:style-name="T11">ﭕ</text:span><text:span text:style-name="T1"> </text:span><text:span text:style-name="T11">ﭖ</text:span><text:span text:style-name="T1"> </text:span><text:span text:style-name="T11">ﭗ</text:span><text:span text:style-name="T1"> </text:span><text:span text:style-name="T11">ﭘ</text:span><text:span text:style-name="T1"> </text:span><text:span text:style-name="T11">ﭙ</text:span><text:span text:style-name="T1"> </text:span><text:span text:style-name="T11">ﭚ</text:span><text:span text:style-name="T1"> </text:span><text:span text:style-name="T11">ﭛ</text:span><text:span text:style-name="T1"> </text:span><text:span text:style-name="T11">ﭜ</text:span><text:span text:style-name="T1"> </text:span><text:span text:style-name="T11">ﭝ</text:span><text:span text:style-name="T1"> </text:span><text:span text:style-name="T11">ﭞ</text:span><text:span text:style-name="T1"> </text:span><text:span text:style-name="T11">ﭟ</text:span><text:span text:style-name="T1"> </text:span><text:span text:style-name="T11">ﭠﭡ</text:span><text:span text:style-name="T1"> </text:span><text:span text:style-name="T11">ﭢ</text:span><text:span text:style-name="T1"> </text:span><text:span text:style-name="T11">ﭣ</text:span><text:span text:style-name="T1"> </text:span><text:span text:style-name="T11">ﭤ</text:span><text:span text:style-name="T1"> </text:span><text:span text:style-name="T11">ﭥ</text:span><text:span text:style-name="T1"> </text:span><text:span text:style-name="T11">ﭦ</text:span><text:span text:style-name="T1"> </text:span><text:span text:style-name="T11">ﭧ</text:span><text:span text:style-name="T1"> </text:span><text:span text:style-name="T11">ﭨ</text:span><text:span text:style-name="T1"> </text:span><text:span text:style-name="T11">ﭩ</text:span><text:span text:style-name="T1"> </text:span><text:span text:style-name="T11">ﭪ</text:span><text:span text:style-name="T1"> </text:span><text:span text:style-name="T11">ﭫ</text:span><text:span text:style-name="T1"> </text:span><text:span text:style-name="T11">ﭬ</text:span><text:span text:style-name="T1"> </text:span><text:span text:style-name="T11">ﭭ</text:span><text:span text:style-name="T1"> </text:span><text:span text:style-name="T11">ﭮ</text:span><text:span text:style-name="T1"> </text:span><text:span text:style-name="T11">ﭯ</text:span><text:span text:style-name="T1"> </text:span><text:span text:style-name="T11">ﭰ</text:span><text:span text:style-name="T1"> </text:span><text:span text:style-name="T11">ﭱ</text:span><text:span text:style-name="T1"> </text:span><text:span text:style-name="T11">ﭲ</text:span><text:span text:style-name="T1"> </text:span><text:span text:style-name="T11">ﭳ</text:span><text:span text:style-name="T1"> </text:span><text:span text:style-name="T11">ﭴ</text:span><text:span text:style-name="T1"> </text:span><text:span text:style-name="T11">ﭵ</text:span><text:span text:style-name="T1"> </text:span><text:span text:style-name="T11">ﭶ</text:span><text:span text:style-name="T1"> </text:span><text:span text:style-name="T11">ﭷ</text:span><text:span text:style-name="T1"> </text:span><text:span text:style-name="T11">ﭸ</text:span><text:span text:style-name="T1"> </text:span><text:span text:style-name="T11">ﭹ</text:span><text:span text:style-name="T1"> </text:span><text:span text:style-name="T11">ﭺ</text:span><text:span text:style-name="T1"> </text:span><text:span text:style-name="T11">ﭻ</text:span><text:span text:style-name="T1"> </text:span><text:span text:style-name="T11">ﭼ</text:span><text:span text:style-name="T1"> </text:span><text:span text:style-name="T11">ﭽ</text:span><text:span text:style-name="T1"> </text:span><text:span text:style-name="T11">ﭾ</text:span><text:span text:style-name="T1"> </text:span><text:span text:style-name="T11">ﭿ</text:span><text:span text:style-name="T1"> </text:span><text:span text:style-name="T11">ﮀ</text:span><text:span text:style-name="T1"> </text:span><text:span text:style-name="T11">ﮁ</text:span><text:span text:style-name="T1"> </text:span><text:span text:style-name="T11">ﮂ</text:span><text:span text:style-name="T1"> </text:span><text:span text:style-name="T11">ﮃﮄ</text:span><text:span text:style-name="T1"> </text:span><text:span text:style-name="T11">ﮅ</text:span><text:span text:style-name="T1"> </text:span><text:span text:style-name="T11">ﮆ</text:span><text:span text:style-name="T1"> </text:span><text:span text:style-name="T11">ﮇ</text:span><text:span text:style-name="T1"> </text:span><text:span text:style-name="T11">ﮈ</text:span><text:span text:style-name="T1"> </text:span><text:span text:style-name="T11">ﮉ</text:span><text:span text:style-name="T1"> </text:span><text:span text:style-name="T11">ﮊ</text:span><text:span text:style-name="T1"> </text:span><text:span text:style-name="T11">ﮋ</text:span><text:span text:style-name="T1"> </text:span><text:span text:style-name="T11">ﮌ</text:span><text:span text:style-name="T1"> </text:span><text:span text:style-name="T11">ﮍ</text:span><text:span text:style-name="T1"> </text:span><text:span text:style-name="T11">ﮎ</text:span><text:span text:style-name="T1"> </text:span><text:span text:style-name="T11">ﮏ</text:span><text:span text:style-name="T1"> </text:span><text:span text:style-name="T11">ﮐ</text:span><text:span text:style-name="T1"> </text:span><text:span text:style-name="T11">ﮑ</text:span><text:span text:style-name="T1"> </text:span><text:span text:style-name="T11">ﮒ</text:span><text:span text:style-name="T1"> </text:span><text:span text:style-name="T11">ﮓ</text:span><text:span text:style-name="T1"> </text:span><text:span text:style-name="T11">ﮔ</text:span><text:span text:style-name="T1"> </text:span><text:span text:style-name="T11">ﮕ</text:span><text:span text:style-name="T1"> </text:span><text:span text:style-name="T11">ﮖ</text:span><text:span text:style-name="T1"> </text:span><text:span text:style-name="T11">ﮗﮘ</text:span><text:span text:style-name="T1"> </text:span><text:span text:style-name="T11">ﮙ</text:span><text:span text:style-name="T1"> </text:span><text:span text:style-name="T11">ﮚ</text:span><text:span text:style-name="T1"> </text:span><text:span text:style-name="T11">ﮛ</text:span><text:span text:style-name="T1"> </text:span><text:span text:style-name="T11">ﮜ</text:span><text:span text:style-name="T1"> </text:span><text:span text:style-name="T11">ﮝ</text:span><text:span text:style-name="T1"> </text:span><text:span text:style-name="T11">ﮞ</text:span><text:span text:style-name="T1"> </text:span><text:span text:style-name="T11">ﮟ</text:span><text:span text:style-name="T1"> </text:span><text:span text:style-name="T11">ﮠ</text:span><text:span text:style-name="T1"> </text:span><text:span text:style-name="T11">ﮡ</text:span><text:span text:style-name="T1"> </text:span><text:span text:style-name="T11">ﮢ</text:span><text:span text:style-name="T1"> </text:span><text:span text:style-name="T11">ﮣ</text:span><text:span text:style-name="T1"> </text:span><text:span text:style-name="T11">ﮤ</text:span><text:span text:style-name="T1"> </text:span><text:span text:style-name="T11">ﮥ</text:span><text:span text:style-name="T1"> </text:span><text:span text:style-name="T11">ﮦ</text:span><text:span text:style-name="T1"> </text:span><text:span text:style-name="T11">ﮧﮨ</text:span><text:span text:style-name="T1"> </text:span><text:span text:style-name="T11">ﮩ</text:span><text:span text:style-name="T1"> </text:span><text:span text:style-name="T11">ﮪ</text:span><text:span text:style-name="T1"> </text:span><text:span text:style-name="T11">ﮫ</text:span><text:span text:style-name="T1"> </text:span><text:span text:style-name="T11">ﮬ</text:span><text:span text:style-name="T1"> </text:span><text:span text:style-name="T11">ﮭ</text:span><text:span text:style-name="T1"> </text:span><text:span text:style-name="T11">ﮮ</text:span><text:span text:style-name="T1"> </text:span><text:span text:style-name="T11">ﮯﮰ</text:span><text:span text:style-name="T1"> </text:span><text:span text:style-name="T11">ﮱ</text:span><text:span text:style-name="T1"> </text:span><text:span text:style-name="T11">ﯓ</text:span><text:span text:style-name="T1"> </text:span><text:span text:style-name="T11">ﯔ</text:span><text:span text:style-name="T1"> </text:span><text:span text:style-name="T11">ﯕ</text:span><text:span text:style-name="T1"> </text:span><text:span text:style-name="T11">ﯖ</text:span><text:span text:style-name="T1"> </text:span><text:span text:style-name="T11">ﯗ</text:span><text:span text:style-name="T1"> </text:span><text:span text:style-name="T11">ﯘ</text:span><text:span text:style-name="T1"> </text:span><text:span text:style-name="T11">ﯙ</text:span><text:span text:style-name="T1"> </text:span><text:span text:style-name="T11">ﯚ</text:span><text:span text:style-name="T1"> </text:span><text:span text:style-name="T11">ﯛ</text:span><text:span text:style-name="T1"> </text:span><text:span text:style-name="T11">ﯜ</text:span><text:span text:style-name="T1"> </text:span><text:span text:style-name="T11">ﯝ</text:span><text:span text:style-name="T1"> </text:span><text:span text:style-name="T11">ﯞ</text:span><text:span text:style-name="T1"> </text:span><text:span text:style-name="T11">ﯟ</text:span><text:span text:style-name="T1"> </text:span><text:span text:style-name="T11">ﯠ</text:span><text:span text:style-name="T1"> </text:span><text:span text:style-name="T11">ﯡﯢ</text:span><text:span text:style-name="T1"> </text:span><text:span text:style-name="T11">ﯣ</text:span><text:span text:style-name="T1"> </text:span><text:span text:style-name="T11">ﯤ</text:span><text:span text:style-name="T1"> </text:span><text:span text:style-name="T11">ﯥ</text:span><text:span text:style-name="T1"> </text:span><text:span text:style-name="T11">ﯦ</text:span><text:span text:style-name="T1"> </text:span><text:span text:style-name="T11">ﯧ</text:span><text:span text:style-name="T1"> </text:span><text:span text:style-name="T11">ﯨ</text:span><text:span text:style-name="T1"> </text:span><text:span text:style-name="T11">ﯩ</text:span><text:span text:style-name="T1"> </text:span><text:span text:style-name="T11">ﯪ</text:span><text:span text:style-name="T1"> </text:span><text:span text:style-name="T11">ﯫ</text:span><text:span text:style-name="T1"> </text:span><text:span text:style-name="T11">ﯬ</text:span><text:span text:style-name="T1"> </text:span><text:span text:style-name="T11">ﯭ</text:span><text:span text:style-name="T1"> </text:span><text:span text:style-name="T11">ﯮ</text:span><text:span text:style-name="T1"> </text:span><text:span text:style-name="T11">ﯯ</text:span><text:span text:style-name="T1"> </text:span><text:span text:style-name="T11">ﯰ</text:span><text:span text:style-name="T1"> </text:span><text:span text:style-name="T11">ﯱ</text:span><text:span text:style-name="T1"> </text:span><text:span text:style-name="T11">ﯲﯳ</text:span><text:span text:style-name="T1"> </text:span><text:span text:style-name="T11">ﯴ</text:span><text:span text:style-name="T1"> </text:span><text:span text:style-name="T11">ﯵ</text:span><text:span text:style-name="T1"> </text:span><text:span text:style-name="T11">ﯶ</text:span><text:span text:style-name="T1"> </text:span><text:span text:style-name="T11">ﯷ</text:span><text:span text:style-name="T1"> </text:span><text:span text:style-name="T11">ﯸ</text:span><text:span text:style-name="T1"> </text:span><text:span text:style-name="T11">ﯹ</text:span><text:span text:style-name="T1"> </text:span><text:span text:style-name="T11">ﯺ</text:span><text:span text:style-name="T1"> </text:span><text:span text:style-name="T11">ﯻ</text:span><text:span text:style-name="T1"> </text:span><text:span text:style-name="T11">ﯼ</text:span><text:span text:style-name="T1"> </text:span><text:span text:style-name="T11">ﯽ</text:span><text:span text:style-name="T1"> </text:span><text:span text:style-name="T11">ﯾ</text:span><text:span text:style-name="T1"> </text:span><text:span text:style-name="T11">ﯿ</text:span><text:span text:style-name="T1"> </text:span><text:span text:style-name="T11">ﰀ</text:span><text:span text:style-name="T1"> </text:span><text:span text:style-name="T11">ﰁ</text:span><text:span text:style-name="T1"> </text:span><text:span text:style-name="T11">ﰂ</text:span><text:span text:style-name="T1"> </text:span><text:span text:style-name="T11">ﰃ</text:span><text:span text:style-name="T1"> </text:span><text:span text:style-name="T11">ﰄ</text:span><text:span text:style-name="T1"> </text:span><text:span text:style-name="T11">ﰅ</text:span><text:span text:style-name="T1"> </text:span><text:span text:style-name="T11">ﰆ</text:span><text:span text:style-name="T1"> </text:span><text:span text:style-name="T11">ﰇ</text:span><text:span text:style-name="T1"> </text:span><text:span text:style-name="T11">ﰈ</text:span><text:span text:style-name="T1"> </text:span><text:span text:style-name="T11">ﰉ</text:span><text:span text:style-name="T1"> </text:span><text:span text:style-name="T11">ﰊ</text:span><text:span text:style-name="T1"> </text:span><text:span text:style-name="T11">ﰋ</text:span><text:span text:style-name="T1"> </text:span><text:span text:style-name="T11">ﰌ</text:span><text:span text:style-name="T1"> </text:span><text:span text:style-name="T11">ﰍ</text:span><text:span text:style-name="T1"> </text:span><text:span text:style-name="T11">ﰎ</text:span><text:span text:style-name="T1"> </text:span><text:span text:style-name="T11">ﰏﰐ</text:span><text:span text:style-name="T1"> </text:span><text:span text:style-name="T11">ﰑ</text:span><text:span text:style-name="T1"> </text:span><text:span text:style-name="T11">ﰒ</text:span><text:span text:style-name="T1"> </text:span><text:span text:style-name="T11">ﰓ</text:span><text:span text:style-name="T1"> </text:span><text:span text:style-name="T11">ﰔ</text:span></text:p>
      <text:p text:style-name="P19"><text:span text:style-name="T12">ﭑ</text:span><text:span text:style-name="T1"> </text:span><text:span text:style-name="T12">ﭒ</text:span><text:span text:style-name="T1"> </text:span><text:span text:style-name="T12">ﭓ</text:span><text:span text:style-name="T1"> </text:span><text:span text:style-name="T12">ﭔﭕ</text:span><text:span text:style-name="T1"> </text:span><text:span text:style-name="T12">ﭖ</text:span><text:span text:style-name="T1"> </text:span><text:span text:style-name="T12">ﭗ</text:span><text:span text:style-name="T1"> </text:span><text:span text:style-name="T12">ﭘ</text:span><text:span text:style-name="T1"> </text:span><text:span text:style-name="T12">ﭙ</text:span><text:span text:style-name="T1"> </text:span><text:span text:style-name="T12">ﭚ</text:span><text:span text:style-name="T1"> </text:span><text:span text:style-name="T12">ﭛ</text:span><text:span text:style-name="T1"> </text:span><text:span text:style-name="T12">ﭜ</text:span><text:span text:style-name="T1"> </text:span><text:span text:style-name="T12">ﭝ</text:span><text:span text:style-name="T1"> </text:span><text:span text:style-name="T12">ﭞ</text:span><text:span text:style-name="T1"> </text:span><text:span text:style-name="T12">ﭟ</text:span><text:span text:style-name="T1"> </text:span><text:span text:style-name="T12">ﭠ</text:span><text:span text:style-name="T1"> </text:span><text:span text:style-name="T12">ﭡ</text:span><text:span text:style-name="T1"> </text:span><text:span text:style-name="T12">ﭢ</text:span><text:span text:style-name="T1"> </text:span><text:span text:style-name="T12">ﭣ</text:span></text:p>
      <text:p text:style-name="P7"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</text:span><text:span text:style-name="T1"> </text:span><text:span text:style-name="T12">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</text:span><text:span text:style-name="T1"> </text:span><text:span text:style-name="T12">ﭭ</text:span></text:p>
      <text:p text:style-name="P7"><text:span text:style-name="T12">ﭮ</text:span><text:span text:style-name="T1"> </text:span><text:span text:style-name="T12">ﭯ</text:span><text:span text:style-name="T1"> </text:span><text:span text:style-name="T12">ﭰ</text:span><text:span text:style-name="T1"> </text:span><text:span text:style-name="T12">ﭱ</text:span><text:span text:style-name="T1"> </text:span><text:span text:style-name="T12">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</text:span><text:span text:style-name="T1"> </text:span><text:span text:style-name="T12">ﭶ</text:span><text:span text:style-name="T1"> </text:span><text:span text:style-name="T12">ﭷ</text:span><text:span text:style-name="T1"> </text:span><text:span text:style-name="T12">ﭸ</text:span><text:span text:style-name="T1"> </text:span><text:span text:style-name="T12">ﭹ</text:span><text:span text:style-name="T1"> </text:span><text:span text:style-name="T12">ﭺ</text:span><text:span text:style-name="T1"> </text:span><text:span text:style-name="T12">ﭻﭼ</text:span><text:span text:style-name="T1"> </text:span><text:span text:style-name="T12">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</text:span><text:span text:style-name="T1"> </text:span><text:span text:style-name="T12">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</text:span><text:span text:style-name="T1"> </text:span><text:span text:style-name="T12">ﮈ</text:span><text:span text:style-name="T1"> </text:span><text:span text:style-name="T12">ﮉ</text:span><text:span text:style-name="T1"> </text:span><text:span text:style-name="T12">ﮊ</text:span><text:span text:style-name="T1"> </text:span><text:span text:style-name="T12">ﮋ</text:span><text:span text:style-name="T1"> </text:span><text:span text:style-name="T12">ﮌ</text:span><text:span text:style-name="T1"> </text:span><text:span text:style-name="T12">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ﮓ</text:span><text:span text:style-name="T1"> </text:span><text:span text:style-name="T12">ﮔ</text:span><text:span text:style-name="T1"> </text:span><text:span text:style-name="T12">ﮕ</text:span><text:span text:style-name="T1"> </text:span><text:span text:style-name="T12">ﮖ</text:span><text:span text:style-name="T1"> </text:span><text:span text:style-name="T12">ﮗ</text:span><text:span text:style-name="T1"> </text:span><text:span text:style-name="T12">ﮘ</text:span><text:span text:style-name="T1"> </text:span><text:span text:style-name="T12">ﮙ</text:span><text:span text:style-name="T1"> </text:span><text:span text:style-name="T12">ﮚ</text:span></text:p>
      <text:p text:style-name="P7"><text:span text:style-name="T12">ﮛ</text:span><text:span text:style-name="T1"> </text:span><text:span text:style-name="T12">ﮜ</text:span><text:span text:style-name="T1"> </text:span><text:span text:style-name="T12">ﮝ</text:span><text:span text:style-name="T1"> </text:span><text:span text:style-name="T12">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</text:span><text:span text:style-name="T1"> </text:span><text:span text:style-name="T12">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</text:span><text:span text:style-name="T1"> </text:span><text:span text:style-name="T12">ﮩ</text:span><text:span text:style-name="T1"> </text:span><text:span text:style-name="T12">ﮪ</text:span><text:span text:style-name="T1"> </text:span><text:span text:style-name="T12">ﮫ</text:span><text:span text:style-name="T1"> </text:span><text:span text:style-name="T12">ﮬ</text:span><text:span text:style-name="T1"> </text:span><text:span text:style-name="T12">ﮭ</text:span><text:span text:style-name="T1"> </text:span><text:span text:style-name="T12">ﮮ</text:span><text:span text:style-name="T1"> </text:span><text:span text:style-name="T12">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</text:span><text:span text:style-name="T1"> </text:span><text:span text:style-name="T12">ﯔ</text:span><text:span text:style-name="T1"> </text:span><text:span text:style-name="T12">ﯕ</text:span><text:span text:style-name="T1"> </text:span><text:span text:style-name="T12">ﯖ</text:span><text:span text:style-name="T1"> </text:span><text:span text:style-name="T12">ﯗ</text:span><text:span text:style-name="T1"> </text:span><text:span text:style-name="T12">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</text:span><text:span text:style-name="T1"> </text:span><text:span text:style-name="T12">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</text:span><text:span text:style-name="T1"> </text:span><text:span text:style-name="T12">ﯤﯥ</text:span><text:span text:style-name="T1"> </text:span><text:span text:style-name="T12">ﯦ</text:span><text:span text:style-name="T1"> </text:span><text:span text:style-name="T12">ﯧ</text:span><text:span text:style-name="T1"> </text:span><text:span text:style-name="T12">ﯨ</text:span><text:span text:style-name="T1"> </text:span><text:span text:style-name="T12">ﯩ</text:span><text:span text:style-name="T1"> </text:span><text:span text:style-name="T12">ﯪ</text:span><text:span text:style-name="T1"> </text:span><text:span text:style-name="T12">ﯫ</text:span><text:span text:style-name="T1"> </text:span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</text:span><text:span text:style-name="T1"> </text:span><text:span text:style-name="T12">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ﯴ</text:span><text:span text:style-name="T1"> </text:span><text:span text:style-name="T12">ﯵ</text:span><text:span text:style-name="T1"> </text:span><text:span text:style-name="T12">ﯶ</text:span><text:span text:style-name="T1"> </text:span><text:span text:style-name="T12">ﯷ</text:span><text:span text:style-name="T1"> </text:span><text:span text:style-name="T12">ﯸ</text:span><text:span text:style-name="T1"> </text:span><text:span text:style-name="T12">ﯹ</text:span></text:p>
      <text:p text:style-name="P20"><text:span text:style-name="T14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ﭮ</text:span><text:span text:style-name="T1"> </text:span><text:span text:style-name="T13">ﭯ</text:span><text:span text:style-name="T1"> </text:span><text:span text:style-name="T13">ﭰ</text:span></text:p>
      <text:p text:style-name="P8"><text:span text:style-name="T13">ﭱ</text:span><text:span text:style-name="T1"> </text:span><text:span text:style-name="T13">ﭲ</text:span><text:span text:style-name="T1"> </text:span><text:span text:style-name="T13">ﭳ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</text:span><text:span text:style-name="T1"> </text:span><text:span text:style-name="T13">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</text:span><text:span text:style-name="T1"> </text:span><text:span text:style-name="T13">ﮊ</text:span><text:span text:style-name="T1"> </text:span><text:span text:style-name="T13">ﮋ</text:span><text:span text:style-name="T1"> </text:span><text:span text:style-name="T13">ﮌ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</text:span><text:span text:style-name="T1"> </text:span><text:span text:style-name="T13">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/text:p>
      <text:p text:style-name="P8"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</text:span><text:span text:style-name="T1"> </text:span><text:span text:style-name="T13">ﯗ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ﯫ</text:span><text:span text:style-name="T1"> </text:span><text:span text:style-name="T13">ﯬ</text:span><text:span text:style-name="T1"> </text:span><text:span text:style-name="T13">ﯭ</text:span><text:span text:style-name="T1"> </text:span><text:span text:style-name="T13">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text:span text:style-name="T1"> </text:span><text:span text:style-name="T13">ﯶ</text:span><text:span text:style-name="T1"> </text:span><text:span text:style-name="T13">ﯷ</text:span><text:span text:style-name="T1"> </text:span><text:span text:style-name="T13">ﯸ</text:span><text:span text:style-name="T1"> </text:span><text:span text:style-name="T13">ﯹ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/text:p>
      <text:p text:style-name="P8"><text:span text:style-name="T13">ﰂ</text:span><text:span text:style-name="T1"> </text:span><text:span text:style-name="T13">ﰃ</text:span><text:span text:style-name="T1"> </text:span><text:span text:style-name="T13">ﰄ</text:span><text:span text:style-name="T1"> </text:span><text:span text:style-name="T13">ﰅ</text:span><text:span text:style-name="T1"> </text:span><text:span text:style-name="T13">ﰆ</text:span><text:span text:style-name="T1"> </text:span><text:span text:style-name="T13">ﰇ</text:span><text:span text:style-name="T1"> </text:span><text:span text:style-name="T13">ﰈ</text:span><text:span text:style-name="T1"> </text:span><text:span text:style-name="T13">ﰉ</text:span><text:span text:style-name="T1"> </text:span><text:span text:style-name="T13">ﰊ</text:span><text:span text:style-name="T1"> </text:span><text:span text:style-name="T13">ﰋ</text:span><text:span text:style-name="T1"> </text:span><text:span text:style-name="T13">ﰌ</text:span><text:span text:style-name="T1"> </text:span><text:span text:style-name="T13">ﰍ</text:span></text:p>
      <text:p text:style-name="P21"><text:span text:style-name="T14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text:span text:style-name="T1"> </text:span><text:span text:style-name="T14">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</text:span><text:span text:style-name="T1"> </text:span><text:span text:style-name="T14">ﭥﭦ</text:span><text:span text:style-name="T1"> </text:span><text:span text:style-name="T14">ﭧ</text:span><text:span text:style-name="T1"> </text:span><text:span text:style-name="T14">ﭨ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ﭸ</text:span><text:span text:style-name="T1"> </text:span><text:span text:style-name="T14">ﭹ</text:span><text:span text:style-name="T1"> </text:span><text:span text:style-name="T14">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</text:span><text:span text:style-name="T1"> </text:span><text:span text:style-name="T14">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/text:p>
      <text:p text:style-name="P9"><text:span text:style-name="T14">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</text:span><text:span text:style-name="T1"> </text:span><text:span text:style-name="T14">ﮙ</text:span><text:span text:style-name="T1"> </text:span><text:span text:style-name="T14">ﮚ</text:span><text:span text:style-name="T1"> </text:span><text:span text:style-name="T14">ﮛ</text:span><text:span text:style-name="T1"> </text:span><text:span text:style-name="T14">ﮜ</text:span><text:span text:style-name="T1"> </text:span><text:span text:style-name="T14">ﮝ</text:span><text:span text:style-name="T1"> </text:span><text:span text:style-name="T14">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</text:span><text:span text:style-name="T1"> </text:span><text:span text:style-name="T14">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</text:span><text:span text:style-name="T1"> </text:span><text:span text:style-name="T14">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text:span text:style-name="T1"> </text:span><text:span text:style-name="T14">ﯣ</text:span><text:span text:style-name="T1"> </text:span><text:span text:style-name="T14">ﯤ</text:span><text:span text:style-name="T1"> </text:span><text:span text:style-name="T14">ﯥ</text:span><text:span text:style-name="T1"> </text:span><text:span text:style-name="T14">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text:span text:style-name="T1"> </text:span><text:span text:style-name="T14">ﯪ</text:span><text:span text:style-name="T1"> </text:span><text:span text:style-name="T14">ﯫ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</text:span><text:span text:style-name="T1"> </text:span><text:span text:style-name="T14">ﯸ</text:span><text:span text:style-name="T1"> </text:span><text:span text:style-name="T14">ﯹﯺ</text:span><text:span text:style-name="T1"> </text:span><text:span text:style-name="T14">ﯻ</text:span><text:span text:style-name="T1"> </text:span><text:span text:style-name="T14">ﯼ</text:span><text:span text:style-name="T1"> </text:span><text:span text:style-name="T14">ﯽ</text:span><text:span text:style-name="T1"> </text:span><text:span text:style-name="T14">ﯾ</text:span><text:span text:style-name="T1"> </text:span><text:span text:style-name="T14">ﯿ</text:span><text:span text:style-name="T1"> </text:span><text:span text:style-name="T14">ﰀ</text:span></text:p>
      <text:p text:style-name="P22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ﭛ</text:span><text:span text:style-name="T1"> </text:span><text:span text:style-name="T15">ﭜ</text:span><text:span text:style-name="T1"> </text:span><text:span text:style-name="T15">ﭝ</text:span><text:span text:style-name="T1"> </text:span><text:span text:style-name="T15">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</text:span><text:span text:style-name="T1"> </text:span><text:span text:style-name="T15">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</text:span><text:span text:style-name="T1"> </text:span><text:span text:style-name="T15">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</text:span><text:span text:style-name="T1"> </text:span><text:span text:style-name="T15">ﯔ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</text:span><text:span text:style-name="T1"> </text:span><text:span text:style-name="T15">ﯷ</text:span><text:span text:style-name="T1"> </text:span><text:span text:style-name="T15">ﯸ</text:span><text:span text:style-name="T1"> </text:span><text:span text:style-name="T15">ﯹ</text:span><text:span text:style-name="T1"> </text:span><text:span text:style-name="T15">ﯺ</text:span></text:p>
      <text:p text:style-name="P10"><text:span text:style-name="T15">ﯻ</text:span><text:span text:style-name="T1"> </text:span><text:span text:style-name="T15">ﯼ</text:span><text:span text:style-name="T1"> </text:span><text:span text:style-name="T15">ﯽﯾ</text:span><text:span text:style-name="T1"> </text:span><text:span text:style-name="T15">ﯿ</text:span><text:span text:style-name="T1"> </text:span><text:span text:style-name="T15">ﰀ</text:span><text:span text:style-name="T1"> </text:span><text:span text:style-name="T15">ﰁ</text:span><text:span text:style-name="T1"> </text:span><text:span text:style-name="T15">ﰂ</text:span><text:span text:style-name="T1"> </text:span><text:span text:style-name="T15">ﰃ</text:span></text:p>
      <text:p text:style-name="P34"><text:span text:style-name="T31">ﮌﮮ</text:span></text:p>
      <text:p text:style-name="P40"><text:span text:style-name="T31">ﭤﭥﭦ</text:span></text:p>
      <text:p text:style-name="P11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text:span text:style-name="T1"> </text:span><text:span text:style-name="T16">ﭛ</text:span><text:span text:style-name="T1"> </text:span><text:span text:style-name="T16">ﭜ</text:span></text:p>
      <text:p text:style-name="P11"><text:span text:style-name="T16">ﭝ</text:span><text:span text:style-name="T1"> </text:span><text:span text:style-name="T16">ﭞﭟ</text:span><text:span text:style-name="T1"> </text:span><text:span text:style-name="T16">ﭠ</text:span><text:span text:style-name="T1"> </text:span><text:span text:style-name="T16">ﭡ</text:span><text:span text:style-name="T1"> </text:span><text:span text:style-name="T16">ﭢ</text:span><text:span text:style-name="T1"> </text:span><text:span text:style-name="T16">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</text:span><text:span text:style-name="T1"> </text:span><text:span text:style-name="T16">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ﭳ</text:span><text:span text:style-name="T1"> </text:span><text:span text:style-name="T16">ﭴ</text:span><text:span text:style-name="T1"> </text:span><text:span text:style-name="T16">ﭵ</text:span><text:span text:style-name="T1"> </text:span><text:span text:style-name="T16">ﭶ</text:span><text:span text:style-name="T1"> </text:span><text:span text:style-name="T16">ﭷ</text:span><text:span text:style-name="T1"> </text:span><text:span text:style-name="T16">ﭸ</text:span><text:span text:style-name="T1"> </text:span><text:span text:style-name="T16">ﭹ</text:span><text:span text:style-name="T1"> </text:span><text:span text:style-name="T16">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</text:span><text:span text:style-name="T1"> </text:span><text:span text:style-name="T16">ﮂ</text:span><text:span text:style-name="T1"> </text:span><text:span text:style-name="T16">ﮃ</text:span><text:span text:style-name="T1"> </text:span><text:span text:style-name="T16">ﮄ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</text:span><text:span text:style-name="T1"> </text:span><text:span text:style-name="T16">ﮑ</text:span><text:span text:style-name="T1"> </text:span><text:span text:style-name="T16">ﮒ</text:span><text:span text:style-name="T1"> </text:span><text:span text:style-name="T16">ﮓ</text:span></text:p>
      <text:p text:style-name="P11"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</text:span><text:span text:style-name="T1"> </text:span><text:span text:style-name="T16">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</text:span></text:p>
      <text:p text:style-name="P23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</text:span><text:span text:style-name="T1"> </text:span><text:span text:style-name="T17">ﭝ</text:span></text:p>
      <text:p text:style-name="P12"><text:span text:style-name="T17">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</text:span><text:span text:style-name="T1"> </text:span><text:span text:style-name="T17">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</text:span><text:span text:style-name="T1"> 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</text:span><text:span text:style-name="T1"> </text:span><text:span text:style-name="T17">ﭭ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</text:span><text:span text:style-name="T1"> </text:span><text:span text:style-name="T17">ﭷ</text:span><text:span text:style-name="T1"> </text:span><text:span text:style-name="T17">ﭸ</text:span><text:span text:style-name="T1"> </text:span><text:span text:style-name="T17">ﭹ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</text:span><text:span text:style-name="T1"> </text:span><text:span text:style-name="T17">ﭿ</text:span><text:span text:style-name="T1"> </text:span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</text:span><text:span text:style-name="T1"> </text:span><text:span text:style-name="T17">ﮍ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ﮙ</text:span><text:span text:style-name="T1"> </text:span><text:span text:style-name="T17">ﮚ</text:span><text:span text:style-name="T1"> </text:span><text:span text:style-name="T17">ﮛ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</text:span><text:span text:style-name="T1"> </text:span><text:span text:style-name="T17">ﮠ</text:span><text:span text:style-name="T1"> </text:span><text:span text:style-name="T17">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</text:span><text:span text:style-name="T1"> </text:span><text:span text:style-name="T17">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ﯭ</text:span><text:span text:style-name="T1"> </text:span><text:span text:style-name="T17">ﯮ</text:span><text:span text:style-name="T1"> </text:span><text:span text:style-name="T17">ﯯ</text:span><text:span text:style-name="T1"> </text:span><text:span text:style-name="T17">ﯰ</text:span><text:span text:style-name="T1"> </text:span><text:span text:style-name="T17">ﯱﯲ</text:span><text:span text:style-name="T1"> </text:span><text:span text:style-name="T17">ﯳ</text:span><text:span text:style-name="T1"> </text:span><text:span text:style-name="T17">ﯴ</text:span><text:span text:style-name="T1"> </text:span><text:span text:style-name="T17">ﯵ</text:span><text:span text:style-name="T1"> </text:span><text:span text:style-name="T17">ﯶ</text:span><text:span text:style-name="T1"> </text:span><text:span text:style-name="T17">ﯷ</text:span><text:span text:style-name="T1"> </text:span><text:span text:style-name="T17">ﯸ</text:span><text:span text:style-name="T1"> </text:span><text:span text:style-name="T17">ﯹ</text:span><text:span text:style-name="T1"> </text:span><text:span text:style-name="T17">ﯺ</text:span><text:span text:style-name="T1"> </text:span><text:span text:style-name="T17">ﯻ</text:span><text:span text:style-name="T1"> </text:span><text:span text:style-name="T17">ﯼ</text:span><text:span text:style-name="T1"> </text:span><text:span text:style-name="T17">ﯽ</text:span><text:span text:style-name="T1"> </text:span><text:span text:style-name="T17">ﯾ</text:span><text:span text:style-name="T1"> </text:span><text:span text:style-name="T17">ﯿ</text:span><text:span text:style-name="T1"> </text:span><text:span text:style-name="T17">ﰀ</text:span><text:span text:style-name="T1"> </text:span><text:span text:style-name="T17">ﰁ</text:span><text:span text:style-name="T1"> </text:span><text:span text:style-name="T17">ﰂ</text:span><text:span text:style-name="T1"> </text:span><text:span text:style-name="T17">ﰃ</text:span><text:span text:style-name="T1"> </text:span><text:span text:style-name="T17">ﰄﰅ</text:span><text:span text:style-name="T1"> </text:span><text:span text:style-name="T17">ﰆ</text:span><text:span text:style-name="T1"> </text:span><text:span text:style-name="T17">ﰇ</text:span><text:span text:style-name="T1"> </text:span><text:span text:style-name="T17">ﰈ</text:span><text:span text:style-name="T1"> </text:span><text:span text:style-name="T17">ﰉ</text:span></text:p>
      <text:p text:style-name="P12"><text:span text:style-name="T17">ﰊ</text:span><text:span text:style-name="T1"> </text:span><text:span text:style-name="T17">ﰋ</text:span><text:span text:style-name="T1"> </text:span><text:span text:style-name="T17">ﰌ</text:span><text:span text:style-name="T1"> </text:span><text:span text:style-name="T17">ﰍ</text:span><text:span text:style-name="T1"> </text:span><text:span text:style-name="T17">ﰎ</text:span><text:span text:style-name="T1"> </text:span><text:span text:style-name="T17">ﰏ</text:span><text:span text:style-name="T1"> </text:span><text:span text:style-name="T17">ﰐ</text:span><text:span text:style-name="T1"> </text:span><text:span text:style-name="T17">ﰑ</text:span><text:span text:style-name="T1"> </text:span><text:span text:style-name="T17">ﰒ</text:span><text:span text:style-name="T1"> </text:span><text:span text:style-name="T17">ﰓ</text:span><text:span text:style-name="T1"> </text:span><text:span text:style-name="T17">ﰔ</text:span></text:p>
      <text:p text:style-name="P24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</text:span><text:span text:style-name="T1"> </text:span><text:span text:style-name="T18">ﭖ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</text:span><text:span text:style-name="T1"> </text:span><text:span text:style-name="T18">ﭢ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</text:span><text:span text:style-name="T1"> </text:span><text:span text:style-name="T18">ﭧ</text:span><text:span text:style-name="T1"> </text:span><text:span text:style-name="T18">ﭨ</text:span><text:span text:style-name="T1"> </text:span><text:span text:style-name="T18">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</text:span><text:span text:style-name="T1"> </text:span><text:span text:style-name="T18">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</text:span><text:span text:style-name="T1"> </text:span><text:span text:style-name="T18">ﭽ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</text:span><text:span text:style-name="T1"> </text:span><text:span text:style-name="T18">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text:span text:style-name="T1"> </text:span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</text:span><text:span text:style-name="T1"> </text:span><text:span text:style-name="T18">ﮗ</text:span><text:span text:style-name="T1"> </text:span><text:span text:style-name="T18">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</text:span><text:span text:style-name="T1"> </text:span><text:span text:style-name="T18">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</text:span><text:span text:style-name="T1"> </text:span><text:span text:style-name="T18">ﮧ</text:span><text:span text:style-name="T1"> </text:span><text:span text:style-name="T18">ﮨ</text:span><text:span text:style-name="T1"> </text:span><text:span text:style-name="T18">ﮩ</text:span><text:span text:style-name="T1"> </text:span><text:span text:style-name="T18">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text:span text:style-name="T1"> </text:span><text:span text:style-name="T18">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</text:span><text:span text:style-name="T1"> </text:span><text:span text:style-name="T18">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/text:p>
      <text:p text:style-name="P13"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ﯨ</text:span><text:span text:style-name="T1"> </text:span><text:span text:style-name="T18">ﯩ</text:span><text:span text:style-name="T1"> </text:span><text:span text:style-name="T18">ﯪ</text:span><text:span text:style-name="T1"> </text:span><text:span text:style-name="T18">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</text:span><text:span text:style-name="T1"> </text:span><text:span text:style-name="T18">ﯲ</text:span><text:span text:style-name="T1"> </text:span><text:span text:style-name="T18">ﯳ</text:span><text:span text:style-name="T1"> </text:span><text:span text:style-name="T18">ﯴ</text:span><text:span text:style-name="T1"> </text:span><text:span text:style-name="T18">ﯵﯶ</text:span><text:span text:style-name="T1"> </text:span><text:span text:style-name="T18">ﯷ</text:span><text:span text:style-name="T1"> </text:span><text:span text:style-name="T18">ﯸ</text:span><text:span text:style-name="T1"> </text:span><text:span text:style-name="T18">ﯹ</text:span><text:span text:style-name="T1"> </text:span><text:span text:style-name="T18">ﯺ</text:span><text:span text:style-name="T1"> </text:span><text:span text:style-name="T18">ﯻ</text:span><text:span text:style-name="T1"> </text:span><text:span text:style-name="T18">ﯼ</text:span><text:span text:style-name="T1"> </text:span><text:span text:style-name="T18">ﯽ</text:span><text:span text:style-name="T1"> </text:span><text:span text:style-name="T18">ﯾ</text:span><text:span text:style-name="T1"> </text:span><text:span text:style-name="T18">ﯿ</text:span><text:span text:style-name="T1"> 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</text:span><text:span text:style-name="T1"> </text:span><text:span text:style-name="T18">ﰄ</text:span><text:span text:style-name="T1"> </text:span><text:span text:style-name="T18">ﰅ</text:span><text:span text:style-name="T1"> </text:span><text:span text:style-name="T18">ﰆ</text:span><text:span text:style-name="T1"> </text:span><text:span text:style-name="T18">ﰇ</text:span><text:span text:style-name="T1"> </text:span><text:span text:style-name="T18">ﰈ</text:span><text:span text:style-name="T1"> </text:span><text:span text:style-name="T18">ﰉ</text:span><text:span text:style-name="T1"> </text:span><text:span text:style-name="T18">ﰊ</text:span></text:p>
      <text:p text:style-name="P25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text:span text:style-name="T1"> </text:span><text:span text:style-name="T19">ﭘﭙ</text:span><text:span text:style-name="T1"> </text:span><text:span text:style-name="T19">ﭚ</text:span><text:span text:style-name="T1"> </text:span><text:span text:style-name="T19">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ﭣ</text:span><text:span text:style-name="T1"> </text:span><text:span text:style-name="T19">ﭤ</text:span><text:span text:style-name="T1"> </text:span><text:span text:style-name="T19">ﭥﭦ</text:span><text:span text:style-name="T1"> </text:span><text:span text:style-name="T19">ﭧ</text:span><text:span text:style-name="T1"> </text:span><text:span text:style-name="T19">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</text:span><text:span text:style-name="T1"> </text:span><text:span text:style-name="T19">ﭯ</text:span><text:span text:style-name="T1"> </text:span><text:span text:style-name="T19">ﭰ</text:span><text:span text:style-name="T1"> </text:span><text:span text:style-name="T19">ﭱﭲ</text:span><text:span text:style-name="T1"> </text:span><text:span text:style-name="T19">ﭳ</text:span><text:span text:style-name="T1"> </text:span><text:span text:style-name="T19">ﭴﭵ</text:span><text:span text:style-name="T1"> </text:span><text:span text:style-name="T19">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</text:span><text:span text:style-name="T1"> </text:span><text:span text:style-name="T19">ﮃ</text:span><text:span text:style-name="T1"> </text:span><text:span text:style-name="T19">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</text:span><text:span text:style-name="T1"> </text:span><text:span text:style-name="T19">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</text:span><text:span text:style-name="T1"> </text:span><text:span text:style-name="T19">ﮕ</text:span><text:span text:style-name="T1"> </text:span><text:span text:style-name="T19">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ﮜ</text:span><text:span text:style-name="T1"> </text:span><text:span text:style-name="T19">ﮝ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text:span text:style-name="T1"> </text:span><text:span text:style-name="T19">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text:span text:style-name="T1"> </text:span><text:span text:style-name="T19">ﮰ</text:span><text:span text:style-name="T1"> </text:span><text:span text:style-name="T19">ﮱ</text:span><text:span text:style-name="T1"> </text:span><text:span text:style-name="T19">ﯓ</text:span><text:span text:style-name="T1"> </text:span><text:span text:style-name="T19">ﯔ</text:span><text:span text:style-name="T1"> </text:span><text:span text:style-name="T19">ﯕ</text:span><text:span text:style-name="T1"> </text:span><text:span text:style-name="T19">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text:span text:style-name="T1"> </text:span><text:span text:style-name="T19">ﯰ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text:span text:style-name="T1"> </text:span><text:span text:style-name="T19">ﰀ</text:span><text:span text:style-name="T1"> </text:span><text:span text:style-name="T19">ﰁ</text:span><text:span text:style-name="T1"> </text:span><text:span text:style-name="T19">ﰂ</text:span><text:span text:style-name="T1"> </text:span><text:span text:style-name="T19">ﰃ</text:span><text:span text:style-name="T1"> </text:span><text:span text:style-name="T19">ﰄ</text:span><text:span text:style-name="T1"> </text:span><text:span text:style-name="T19">ﰅ</text:span><text:span text:style-name="T1"> </text:span><text:span text:style-name="T19">ﰆ</text:span><text:span text:style-name="T1"> </text:span><text:span text:style-name="T19">ﰇ</text:span></text:p>
      <text:p text:style-name="P26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/text:p>
      <text:p text:style-name="P14"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</text:span><text:span text:style-name="T1"> </text:span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</text:span></text:p>
      <text:p text:style-name="P14"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</text:span><text:span text:style-name="T1"> </text:span><text:span text:style-name="T20">ﮬ</text:span><text:span text:style-name="T1"> </text:span><text:span text:style-name="T20">ﮭ</text:span><text:span text:style-name="T1"> </text:span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</text:span><text:span text:style-name="T1"> </text:span><text:span text:style-name="T20">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</text:span><text:span text:style-name="T1"> </text:span><text:span text:style-name="T20">ﯿ</text:span><text:span text:style-name="T1"> </text:span><text:span text:style-name="T20">ﰀ</text:span><text:span text:style-name="T1"> </text:span><text:span text:style-name="T20">ﰁﰂ</text:span><text:span text:style-name="T1"> </text:span><text:span text:style-name="T20">ﰃ</text:span><text:span text:style-name="T1"> </text:span><text:span text:style-name="T20">ﰄ</text:span><text:span text:style-name="T1"> </text:span><text:span text:style-name="T20">ﰅ</text:span><text:span text:style-name="T1"> </text:span><text:span text:style-name="T20">ﰆ</text:span></text:p>
      <text:p text:style-name="P27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text:span text:style-name="T1"> 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</text:span><text:span text:style-name="T1"> </text:span><text:span text:style-name="T21">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text:span text:style-name="T1"> </text:span><text:span text:style-name="T21">ﯻ</text:span><text:span text:style-name="T1"> </text:span><text:span text:style-name="T21">ﯼ</text:span><text:span text:style-name="T1"> </text:span><text:span text:style-name="T21">ﯽ</text:span><text:span text:style-name="T1"> </text:span><text:span text:style-name="T21">ﯾ</text:span><text:span text:style-name="T1"> </text:span><text:span text:style-name="T21">ﯿ</text:span><text:span text:style-name="T1"> </text:span><text:span text:style-name="T21">ﰀ</text:span><text:span text:style-name="T1"> </text:span><text:span text:style-name="T21">ﰁ</text:span><text:span text:style-name="T1"> </text:span><text:span text:style-name="T21">ﰂ</text:span><text:span text:style-name="T1"> </text:span><text:span text:style-name="T21">ﰃ</text:span><text:span text:style-name="T1"> </text:span><text:span text:style-name="T21">ﰄﰅ</text:span><text:span text:style-name="T1"> </text:span><text:span text:style-name="T21">ﰆ</text:span><text:span text:style-name="T1"> </text:span><text:span text:style-name="T21">ﰇ</text:span><text:span text:style-name="T1"> </text:span><text:span text:style-name="T21">ﰈ</text:span><text:span text:style-name="T1"> </text:span><text:span text:style-name="T21">ﰉ</text:span><text:span text:style-name="T1"> </text:span><text:span text:style-name="T21">ﰊﰋ</text:span><text:span text:style-name="T1"> </text:span><text:span text:style-name="T21">ﰌ</text:span><text:span text:style-name="T1"> </text:span><text:span text:style-name="T21">ﰍ</text:span><text:span text:style-name="T1"> </text:span><text:span text:style-name="T21">ﰎ</text:span><text:span text:style-name="T1"> </text:span><text:span text:style-name="T21">ﰏ</text:span><text:span text:style-name="T1"> </text:span><text:span text:style-name="T21">ﰐ</text:span><text:span text:style-name="T1"> </text:span><text:span text:style-name="T21">ﰑ</text:span><text:span text:style-name="T1"> </text:span><text:span text:style-name="T21">ﰒ</text:span><text:span text:style-name="T1"> </text:span><text:span text:style-name="T21">ﰓ</text:span><text:span text:style-name="T1"> </text:span><text:span text:style-name="T21">ﰔ</text:span><text:span text:style-name="T1"> </text:span><text:span text:style-name="T21">ﰕ</text:span><text:span text:style-name="T1"> </text:span><text:span text:style-name="T21">ﰖ</text:span><text:span text:style-name="T1"> </text:span><text:span text:style-name="T21">ﰗ</text:span><text:span text:style-name="T1"> </text:span><text:span text:style-name="T21">ﰘ</text:span><text:span text:style-name="T1"> </text:span><text:span text:style-name="T21">ﰙ</text:span></text:p>
      <text:p text:style-name="P35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text:span text:style-name="T1"> </text:span><text:span text:style-name="T22">ﭚ</text:span><text:span text:style-name="T1"> </text:span><text:span text:style-name="T22">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text:span text:style-name="T1"> </text:span><text:span text:style-name="T22">ﭧ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text:span text:style-name="T1"> </text:span><text:span text:style-name="T22">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/text:p>
      <text:p text:style-name="P41"><text:span text:style-name="T31">ﮌﮯ</text:span></text:p>
      <text:p text:style-name="P41"><text:span text:style-name="T31">ﭤﭥﭦ</text:span></text:p>
      <text:p text:style-name="P5"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</text:span><text:span text:style-name="T1"> 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</text:span><text:span text:style-name="T1"> </text:span><text:span text:style-name="T22">ﯣ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text:span text:style-name="T1"> </text:span><text:span text:style-name="T22">ﯱ</text:span><text:span text:style-name="T1"> </text:span><text:span text:style-name="T22">ﯲ</text:span><text:span text:style-name="T1"> </text:span><text:span text:style-name="T22">ﯳ</text:span><text:span text:style-name="T1"> </text:span><text:span text:style-name="T22">ﯴ</text:span><text:span text:style-name="T1"> </text:span><text:span text:style-name="T22">ﯵ</text:span><text:span text:style-name="T1"> </text:span><text:span text:style-name="T22">ﯶﯷ</text:span><text:span text:style-name="T1"> </text:span><text:span text:style-name="T22">ﯸ</text:span><text:span text:style-name="T1"> </text:span><text:span text:style-name="T22">ﯹ</text:span><text:span text:style-name="T1"> </text:span><text:span text:style-name="T22">ﯺ</text:span><text:span text:style-name="T1"> </text:span><text:span text:style-name="T22">ﯻ</text:span><text:span text:style-name="T1"> </text:span><text:span text:style-name="T22">ﯼ</text:span><text:span text:style-name="T1"> </text:span><text:span text:style-name="T22">ﯽ</text:span><text:span text:style-name="T1"> </text:span><text:span text:style-name="T22">ﯾ</text:span><text:span text:style-name="T1"> </text:span><text:span text:style-name="T22">ﯿ</text:span><text:span text:style-name="T1"> </text:span><text:span text:style-name="T22">ﰀﰁ</text:span><text:span text:style-name="T1"> </text:span><text:span text:style-name="T22">ﰂ</text:span><text:span text:style-name="T1"> </text:span><text:span text:style-name="T22">ﰃ</text:span><text:span text:style-name="T1"> </text:span><text:span text:style-name="T22">ﰄ</text:span><text:span text:style-name="T1"> </text:span><text:span text:style-name="T22">ﰅﰆ</text:span><text:span text:style-name="T1"> </text:span><text:span text:style-name="T22">ﰇ</text:span><text:span text:style-name="T1"> </text:span><text:span text:style-name="T22">ﰈ</text:span><text:span text:style-name="T1"> </text:span><text:span text:style-name="T22">ﰉ</text:span></text:p>
      <text:p text:style-name="P28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ﮣ</text:span><text:span text:style-name="T1"> </text:span><text:span text:style-name="T23">ﮤ</text:span><text:span text:style-name="T1"> </text:span><text:span text:style-name="T23">ﮥ</text:span><text:span text:style-name="T1"> </text:span><text:span text:style-name="T23">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</text:span><text:span text:style-name="T1"> </text:span><text:span text:style-name="T23">ﮱ</text:span><text:span text:style-name="T1"> </text:span><text:span text:style-name="T23">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ﯚ</text:span><text:span text:style-name="T1"> </text:span><text:span text:style-name="T23">ﯛ</text:span><text:span text:style-name="T1"> </text:span><text:span text:style-name="T23">ﯜ</text:span><text:span text:style-name="T1"> </text:span><text:span text:style-name="T23">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ﯡ</text:span><text:span text:style-name="T1"> </text:span><text:span text:style-name="T23">ﯢﯣ</text:span><text:span text:style-name="T1"> </text:span><text:span text:style-name="T23">ﯤﯥ</text:span><text:span text:style-name="T1"> 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text:span text:style-name="T1"> </text:span><text:span text:style-name="T23">ﯫ</text:span><text:span text:style-name="T1"> </text:span><text:span text:style-name="T23">ﯬﯭ</text:span><text:span text:style-name="T1"> </text:span><text:span text:style-name="T23">ﯮ</text:span><text:span text:style-name="T1"> </text:span><text:span text:style-name="T23">ﯯ</text:span><text:span text:style-name="T1"> </text:span><text:span text:style-name="T23">ﯰ</text:span><text:span text:style-name="T1"> </text:span><text:span text:style-name="T23">ﯱ</text:span><text:span text:style-name="T1"> </text:span><text:span text:style-name="T23">ﯲ</text:span><text:span text:style-name="T1"> </text:span><text:span text:style-name="T23">ﯳﯴ</text:span><text:span text:style-name="T1"> </text:span><text:span text:style-name="T23">ﯵ</text:span><text:span text:style-name="T1"> </text:span><text:span text:style-name="T23">ﯶ</text:span><text:span text:style-name="T1"> </text:span><text:span text:style-name="T23">ﯷ</text:span><text:span text:style-name="T1"> </text:span><text:span text:style-name="T23">ﯸ</text:span><text:span text:style-name="T1"> </text:span><text:span text:style-name="T23">ﯹ</text:span><text:span text:style-name="T1"> </text:span><text:span text:style-name="T23">ﯺ</text:span><text:span text:style-name="T1"> </text:span><text:span text:style-name="T23">ﯻ</text:span><text:span text:style-name="T1"> </text:span><text:span text:style-name="T23">ﯼ</text:span><text:span text:style-name="T1"> </text:span><text:span text:style-name="T23">ﯽ</text:span><text:span text:style-name="T1"> </text:span><text:span text:style-name="T23">ﯾ</text:span><text:span text:style-name="T1"> </text:span><text:span text:style-name="T23">ﯿ</text:span><text:span text:style-name="T1"> </text:span><text:span text:style-name="T23">ﰀ</text:span><text:span text:style-name="T1"> </text:span><text:span text:style-name="T23">ﰁ</text:span><text:span text:style-name="T1"> </text:span><text:span text:style-name="T23">ﰂ</text:span><text:span text:style-name="T1"> </text:span><text:span text:style-name="T23">ﰃﰄ</text:span><text:span text:style-name="T1"> </text:span><text:span text:style-name="T23">ﰅ</text:span><text:span text:style-name="T1"> </text:span><text:span text:style-name="T23">ﰆ</text:span><text:span text:style-name="T1"> </text:span><text:span text:style-name="T23">ﰇ</text:span><text:span text:style-name="T1"> </text:span><text:span text:style-name="T23">ﰈ</text:span><text:span text:style-name="T1"> </text:span><text:span text:style-name="T23">ﰉ</text:span><text:span text:style-name="T1"> </text:span><text:span text:style-name="T23">ﰊ</text:span><text:span text:style-name="T1"> </text:span><text:span text:style-name="T23">ﰋ</text:span><text:span text:style-name="T1"> </text:span><text:span text:style-name="T23">ﰌﰍ</text:span><text:span text:style-name="T1"> </text:span><text:span text:style-name="T23">ﰎ</text:span><text:span text:style-name="T1"> </text:span><text:span text:style-name="T23">ﰏ</text:span><text:span text:style-name="T1"> </text:span><text:span text:style-name="T23">ﰐ</text:span><text:span text:style-name="T1"> </text:span><text:span text:style-name="T23">ﰑ</text:span><text:span text:style-name="T1"> </text:span><text:span text:style-name="T23">ﰒ</text:span><text:span text:style-name="T1"> </text:span><text:span text:style-name="T23">ﰓ</text:span><text:span text:style-name="T1"> </text:span><text:span text:style-name="T23">ﰔ</text:span><text:span text:style-name="T1"> </text:span><text:span text:style-name="T23">ﰕ</text:span><text:span text:style-name="T1"> </text:span><text:span text:style-name="T23">ﰖ</text:span><text:span text:style-name="T1"> </text:span><text:span text:style-name="T23">ﰗ</text:span><text:span text:style-name="T1"> </text:span><text:span text:style-name="T23">ﰘﰙ</text:span><text:span text:style-name="T1"> </text:span><text:span text:style-name="T23">ﰚ</text:span><text:span text:style-name="T1"> </text:span><text:span text:style-name="T23">ﰛ</text:span><text:span text:style-name="T1"> </text:span><text:span text:style-name="T23">ﰜ</text:span><text:span text:style-name="T1"> </text:span><text:span text:style-name="T23">ﰝ</text:span><text:span text:style-name="T1"> </text:span><text:span text:style-name="T23">ﰞ</text:span><text:span text:style-name="T1"> </text:span><text:span text:style-name="T23">ﰟ</text:span></text:p>
      <text:p text:style-name="P29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text:span text:style-name="T1"> </text:span><text:span text:style-name="T24">ﭚ</text:span><text:span text:style-name="T1"> </text:span><text:span text:style-name="T24">ﭛﭜ</text:span><text:span text:style-name="T1"> </text:span><text:span text:style-name="T24">ﭝ</text:span><text:span text:style-name="T1"> </text:span><text:span text:style-name="T24">ﭞ</text:span><text:span text:style-name="T1"> </text:span><text:span text:style-name="T24">ﭟ</text:span><text:span text:style-name="T1"> </text:span><text:span text:style-name="T24">ﭠ</text:span><text:span text:style-name="T1"> </text:span><text:span text:style-name="T24">ﭡ</text:span><text:span text:style-name="T1"> </text:span><text:span text:style-name="T24">ﭢ</text:span><text:span text:style-name="T1"> </text:span><text:span text:style-name="T24">ﭣ</text:span><text:span text:style-name="T1"> </text:span><text:span text:style-name="T24">ﭤ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text:span text:style-name="T1"> </text:span><text:span text:style-name="T24">ﭫ</text:span><text:span text:style-name="T1"> </text:span><text:span text:style-name="T24">ﭬ</text:span><text:span text:style-name="T1"> </text:span><text:span text:style-name="T24">ﭭ</text:span><text:span text:style-name="T1"> 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</text:span><text:span text:style-name="T1"> </text:span><text:span text:style-name="T24">ﭵ</text:span><text:span text:style-name="T1"> </text:span><text:span text:style-name="T24">ﭶ</text:span><text:span text:style-name="T1"> </text:span><text:span text:style-name="T24">ﭷ</text:span><text:span text:style-name="T1"> </text:span><text:span text:style-name="T24">ﭸ</text:span><text:span text:style-name="T1"> </text:span><text:span text:style-name="T24">ﭹ</text:span><text:span text:style-name="T1"> </text:span><text:span text:style-name="T24">ﭺ</text:span><text:span text:style-name="T1"> </text:span><text:span text:style-name="T24">ﭻ</text:span><text:span text:style-name="T1"> </text:span><text:span text:style-name="T24">ﭼ</text:span><text:span text:style-name="T1"> </text:span><text:span text:style-name="T24">ﭽ</text:span><text:span text:style-name="T1"> </text:span><text:span text:style-name="T24">ﭾﭿ</text:span><text:span text:style-name="T1"> </text:span><text:span text:style-name="T24">ﮀ</text:span><text:span text:style-name="T1"> </text:span><text:span text:style-name="T24">ﮁ</text:span><text:span text:style-name="T1"> </text:span><text:span text:style-name="T24">ﮂ</text:span><text:span text:style-name="T1"> </text:span><text:span text:style-name="T24">ﮃ</text:span><text:span text:style-name="T1"> </text:span><text:span text:style-name="T24">ﮄﮅ</text:span><text:span text:style-name="T1"> 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</text:span><text:span text:style-name="T1"> </text:span><text:span text:style-name="T24">ﮌ</text:span><text:span text:style-name="T1"> </text:span><text:span text:style-name="T24">ﮍ</text:span><text:span text:style-name="T1"> </text:span><text:span text:style-name="T24">ﮎ</text:span><text:span text:style-name="T1"> </text:span><text:span text:style-name="T24">ﮏ</text:span><text:span text:style-name="T1"> </text:span><text:span text:style-name="T24">ﮐ</text:span><text:span text:style-name="T1"> </text:span><text:span text:style-name="T24">ﮑ</text:span><text:span text:style-name="T1"> </text:span><text:span text:style-name="T24">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text:span text:style-name="T1"> </text:span><text:span text:style-name="T24">ﮗ</text:span><text:span text:style-name="T1"> </text:span><text:span text:style-name="T24">ﮘﮙ</text:span><text:span text:style-name="T1"> </text:span><text:span text:style-name="T24">ﮚ</text:span><text:span text:style-name="T1"> </text:span><text:span text:style-name="T24">ﮛ</text:span><text:span text:style-name="T1"> </text:span><text:span text:style-name="T24">ﮜ</text:span><text:span text:style-name="T1"> </text:span><text:span text:style-name="T24">ﮝﮞ</text:span><text:span text:style-name="T1"> </text:span><text:span text:style-name="T24">ﮟ</text:span><text:span text:style-name="T1"> </text:span><text:span text:style-name="T24">ﮠ</text:span><text:span text:style-name="T1"> </text:span><text:span text:style-name="T24">ﮡ</text:span><text:span text:style-name="T1"> </text:span><text:span text:style-name="T24">ﮢ</text:span><text:span text:style-name="T1"> </text:span><text:span text:style-name="T24">ﮣ</text:span><text:span text:style-name="T1"> </text:span><text:span text:style-name="T24">ﮤ</text:span><text:span text:style-name="T1"> </text:span><text:span text:style-name="T24">ﮥ</text:span><text:span text:style-name="T1"> </text:span><text:span text:style-name="T24">ﮦ</text:span><text:span text:style-name="T1"> </text:span><text:span text:style-name="T24">ﮧ</text:span><text:span text:style-name="T1"> </text:span><text:span text:style-name="T24">ﮨ</text:span><text:span text:style-name="T1"> </text:span><text:span text:style-name="T24">ﮩ</text:span><text:span text:style-name="T1"> </text:span><text:span text:style-name="T24">ﮪﮫ</text:span><text:span text:style-name="T1"> </text:span><text:span text:style-name="T24">ﮬ</text:span><text:span text:style-name="T1"> </text:span><text:span text:style-name="T24">ﮭ</text:span><text:span text:style-name="T1"> </text:span><text:span text:style-name="T24">ﮮ</text:span><text:span text:style-name="T1"> </text:span><text:span text:style-name="T24">ﮯ</text:span><text:span text:style-name="T1"> </text:span><text:span text:style-name="T24">ﮰ</text:span><text:span text:style-name="T1"> 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text:span text:style-name="T1"> </text:span><text:span text:style-name="T24">ﯙ</text:span><text:span text:style-name="T1"> </text:span><text:span text:style-name="T24">ﯚ</text:span><text:span text:style-name="T1"> </text:span><text:span text:style-name="T24">ﯛ</text:span><text:span text:style-name="T1"> </text:span><text:span text:style-name="T24">ﯜ</text:span><text:span text:style-name="T1"> </text:span><text:span text:style-name="T24">ﯝ</text:span><text:span text:style-name="T1"> </text:span><text:span text:style-name="T24">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</text:span><text:span text:style-name="T1"> </text:span><text:span text:style-name="T24">ﯣﯤ</text:span><text:span text:style-name="T1"> </text:span><text:span text:style-name="T24">ﯥ</text:span><text:span text:style-name="T1"> </text:span><text:span text:style-name="T24">ﯦ</text:span><text:span text:style-name="T1"> </text:span><text:span text:style-name="T24">ﯧ</text:span><text:span text:style-name="T1"> </text:span><text:span text:style-name="T24">ﯨ</text:span><text:span text:style-name="T1"> 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</text:span><text:span text:style-name="T1"> </text:span><text:span text:style-name="T24">ﯯ</text:span><text:span text:style-name="T1"> </text:span><text:span text:style-name="T24">ﯰ</text:span><text:span text:style-name="T1"> </text:span><text:span text:style-name="T24">ﯱﯲ</text:span><text:span text:style-name="T1"> </text:span><text:span text:style-name="T24">ﯳ</text:span><text:span text:style-name="T1"> </text:span><text:span text:style-name="T24">ﯴ</text:span><text:span text:style-name="T1"> </text:span><text:span text:style-name="T24">ﯵ</text:span><text:span text:style-name="T1"> </text:span><text:span text:style-name="T24">ﯶ</text:span><text:span text:style-name="T1"> </text:span><text:span text:style-name="T24">ﯷ</text:span><text:span text:style-name="T1"> </text:span><text:span text:style-name="T24">ﯸ</text:span><text:span text:style-name="T1"> </text:span><text:span text:style-name="T24">ﯹ</text:span><text:span text:style-name="T1"> </text:span><text:span text:style-name="T24">ﯺﯻ</text:span><text:span text:style-name="T1"> </text:span><text:span text:style-name="T24">ﯼ</text:span><text:span text:style-name="T1"> </text:span><text:span text:style-name="T24">ﯽ</text:span><text:span text:style-name="T1"> </text:span><text:span text:style-name="T24">ﯾ</text:span><text:span text:style-name="T1"> </text:span><text:span text:style-name="T24">ﯿ</text:span><text:span text:style-name="T1"> </text:span><text:span text:style-name="T24">ﰀﰁ</text:span><text:span text:style-name="T1"> </text:span><text:span text:style-name="T24">ﰂ</text:span><text:span text:style-name="T1"> </text:span><text:span text:style-name="T24">ﰃ</text:span><text:span text:style-name="T1"> </text:span><text:span text:style-name="T24">ﰄ</text:span><text:span text:style-name="T1"> </text:span><text:span text:style-name="T24">ﰅ</text:span></text:p>
      <text:p text:style-name="P30"><text:span text:style-name="T25">ﭑ</text:span><text:span text:style-name="T1"> </text:span><text:span text:style-name="T25">ﭒ</text:span><text:span text:style-name="T1"> </text:span><text:span text:style-name="T25">ﭓ</text:span><text:span text:style-name="T1"> </text:span><text:span text:style-name="T25">ﭔ</text:span><text:span text:style-name="T1"> </text:span><text:span text:style-name="T25">ﭕ</text:span><text:span text:style-name="T1"> </text:span><text:span text:style-name="T25">ﭖ</text:span><text:span text:style-name="T1"> </text:span><text:span text:style-name="T25">ﭗ</text:span><text:span text:style-name="T1"> </text:span><text:span text:style-name="T25">ﭘ</text:span><text:span text:style-name="T1"> </text:span><text:span text:style-name="T25">ﭙ</text:span><text:span text:style-name="T1"> </text:span><text:span text:style-name="T25">ﭚ</text:span><text:span text:style-name="T1"> </text:span><text:span text:style-name="T25">ﭛ</text:span><text:span text:style-name="T1"> </text:span><text:span text:style-name="T25">ﭜ</text:span><text:span text:style-name="T1"> </text:span><text:span text:style-name="T25">ﭝ</text:span><text:span text:style-name="T1"> </text:span><text:span text:style-name="T25">ﭞ</text:span><text:span text:style-name="T1"> </text:span><text:span text:style-name="T25">ﭟ</text:span><text:span text:style-name="T1"> </text:span><text:span text:style-name="T25">ﭠ</text:span><text:span text:style-name="T1"> </text:span><text:span text:style-name="T25">ﭡ</text:span><text:span text:style-name="T1"> </text:span><text:span text:style-name="T25">ﭢ</text:span><text:span text:style-name="T1"> </text:span><text:span text:style-name="T25">ﭣ</text:span><text:span text:style-name="T1"> </text:span><text:span text:style-name="T25">ﭤﭥ</text:span><text:span text:style-name="T1"> </text:span><text:span text:style-name="T25">ﭦ</text:span><text:span text:style-name="T1"> </text:span><text:span text:style-name="T25">ﭧ</text:span><text:span text:style-name="T1"> </text:span><text:span text:style-name="T25">ﭨ</text:span><text:span text:style-name="T1"> </text:span><text:span text:style-name="T25">ﭩ</text:span><text:span text:style-name="T1"> </text:span><text:span text:style-name="T25">ﭪﭫ</text:span><text:span text:style-name="T1"> </text:span><text:span text:style-name="T25">ﭬ</text:span><text:span text:style-name="T1"> </text:span><text:span text:style-name="T25">ﭭ</text:span><text:span text:style-name="T1"> </text:span><text:span text:style-name="T25">ﭮ</text:span><text:span text:style-name="T1"> </text:span><text:span text:style-name="T25">ﭯ</text:span><text:span text:style-name="T1"> </text:span><text:span text:style-name="T25">ﭰ</text:span><text:span text:style-name="T1"> </text:span><text:span text:style-name="T25">ﭱ</text:span><text:span text:style-name="T1"> </text:span><text:span text:style-name="T25">ﭲ</text:span><text:span text:style-name="T1"> </text:span><text:span text:style-name="T25">ﭳ</text:span><text:span text:style-name="T1"> </text:span><text:span text:style-name="T25">ﭴ</text:span><text:span text:style-name="T1"> </text:span><text:span text:style-name="T25">ﭵ</text:span><text:span text:style-name="T1"> </text:span><text:span text:style-name="T25">ﭶ</text:span><text:span text:style-name="T1"> </text:span><text:span text:style-name="T25">ﭷ</text:span><text:span text:style-name="T1"> </text:span><text:span text:style-name="T25">ﭸ</text:span><text:span text:style-name="T1"> </text:span><text:span text:style-name="T25">ﭹ</text:span><text:span text:style-name="T1"> </text:span><text:span text:style-name="T25">ﭺ</text:span><text:span text:style-name="T1"> </text:span><text:span text:style-name="T25">ﭻ</text:span><text:span text:style-name="T1"> </text:span><text:span text:style-name="T25">ﭼﭽ</text:span><text:span text:style-name="T1"> </text:span><text:span text:style-name="T25">ﭾ</text:span><text:span text:style-name="T1"> </text:span><text:span text:style-name="T25">ﭿ</text:span><text:span text:style-name="T1"> </text:span><text:span text:style-name="T25">ﮀ</text:span><text:span text:style-name="T1"> </text:span><text:span text:style-name="T25">ﮁ</text:span><text:span text:style-name="T1"> </text:span><text:span text:style-name="T25">ﮂ</text:span><text:span text:style-name="T1"> </text:span><text:span text:style-name="T25">ﮃ</text:span><text:span text:style-name="T1"> </text:span><text:span text:style-name="T25">ﮄ</text:span><text:span text:style-name="T1"> </text:span><text:span text:style-name="T25">ﮅ</text:span><text:span text:style-name="T1"> </text:span><text:span text:style-name="T25">ﮆ</text:span><text:span text:style-name="T1"> </text:span><text:span text:style-name="T25">ﮇ</text:span><text:span text:style-name="T1"> </text:span><text:span text:style-name="T25">ﮈ</text:span><text:span text:style-name="T1"> </text:span><text:span text:style-name="T25">ﮉ</text:span><text:span text:style-name="T1"> </text:span><text:span text:style-name="T25">ﮊ</text:span><text:span text:style-name="T1"> </text:span><text:span text:style-name="T25">ﮋ</text:span><text:span text:style-name="T1"> </text:span><text:span text:style-name="T25">ﮌ</text:span><text:span text:style-name="T1"> </text:span><text:span text:style-name="T25">ﮍ</text:span><text:span text:style-name="T1"> </text:span><text:span text:style-name="T25">ﮎ</text:span><text:span text:style-name="T1"> </text:span><text:span text:style-name="T25">ﮏ</text:span><text:span text:style-name="T1"> </text:span><text:span text:style-name="T25">ﮐ</text:span><text:span text:style-name="T1"> </text:span><text:span text:style-name="T25">ﮑ</text:span><text:span text:style-name="T1"> </text:span><text:span text:style-name="T25">ﮒ</text:span><text:span text:style-name="T1"> </text:span><text:span text:style-name="T25">ﮓ</text:span><text:span text:style-name="T1"> </text:span><text:span text:style-name="T25">ﮔ</text:span><text:span text:style-name="T1"> </text:span><text:span text:style-name="T25">ﮕ</text:span><text:span text:style-name="T1"> </text:span><text:span text:style-name="T25">ﮖ</text:span><text:span text:style-name="T1"> </text:span><text:span text:style-name="T25">ﮗﮘ</text:span><text:span text:style-name="T1"> </text:span><text:span text:style-name="T25">ﮙ</text:span><text:span text:style-name="T1"> </text:span><text:span text:style-name="T25">ﮚ</text:span><text:span text:style-name="T1"> </text:span><text:span text:style-name="T25">ﮛ</text:span><text:span text:style-name="T1"> </text:span><text:span text:style-name="T25">ﮜ</text:span><text:span text:style-name="T1"> </text:span><text:span text:style-name="T25">ﮝ</text:span><text:span text:style-name="T1"> </text:span><text:span text:style-name="T25">ﮞ</text:span><text:span text:style-name="T1"> </text:span><text:span text:style-name="T25">ﮟ</text:span><text:span text:style-name="T1"> </text:span><text:span text:style-name="T25">ﮠ</text:span><text:span text:style-name="T1"> </text:span><text:span text:style-name="T25">ﮡ</text:span><text:span text:style-name="T1"> </text:span><text:span text:style-name="T25">ﮢ</text:span><text:span text:style-name="T1"> </text:span><text:span text:style-name="T25">ﮣ</text:span></text:p>
      <text:p text:style-name="P15"><text:span text:style-name="T25">ﮤ</text:span><text:span text:style-name="T1"> </text:span><text:span text:style-name="T25">ﮥ</text:span><text:span text:style-name="T1"> </text:span><text:span text:style-name="T25">ﮦ</text:span><text:span text:style-name="T1"> </text:span><text:span text:style-name="T25">ﮧ</text:span><text:span text:style-name="T1"> </text:span><text:span text:style-name="T25">ﮨ</text:span><text:span text:style-name="T1"> </text:span><text:span text:style-name="T25">ﮩﮪ</text:span><text:span text:style-name="T1"> </text:span><text:span text:style-name="T25">ﮫ</text:span><text:span text:style-name="T1"> </text:span><text:span text:style-name="T25">ﮬ</text:span><text:span text:style-name="T1"> </text:span><text:span text:style-name="T25">ﮭ</text:span><text:span text:style-name="T1"> </text:span><text:span text:style-name="T25">ﮮ</text:span><text:span text:style-name="T1"> </text:span><text:span text:style-name="T25">ﮯ</text:span><text:span text:style-name="T1"> </text:span><text:span text:style-name="T25">ﮰ</text:span><text:span text:style-name="T1"> </text:span><text:span text:style-name="T25">ﮱ</text:span><text:span text:style-name="T1"> </text:span><text:span text:style-name="T25">ﯓ</text:span><text:span text:style-name="T1"> </text:span><text:span text:style-name="T25">ﯔ</text:span><text:span text:style-name="T1"> </text:span><text:span text:style-name="T25">ﯕ</text:span><text:span text:style-name="T1"> </text:span><text:span text:style-name="T25">ﯖ</text:span><text:span text:style-name="T1"> </text:span><text:span text:style-name="T25">ﯗ</text:span><text:span text:style-name="T1"> </text:span><text:span text:style-name="T25">ﯘ</text:span><text:span text:style-name="T1"> </text:span><text:span text:style-name="T25">ﯙ</text:span><text:span text:style-name="T1"> </text:span><text:span text:style-name="T25">ﯚ</text:span><text:span text:style-name="T1"> </text:span><text:span text:style-name="T25">ﯛ</text:span><text:span text:style-name="T1"> </text:span><text:span text:style-name="T25">ﯜﯝ</text:span><text:span text:style-name="T1"> </text:span><text:span text:style-name="T25">ﯞ</text:span><text:span text:style-name="T1"> </text:span><text:span text:style-name="T25">ﯟ</text:span><text:span text:style-name="T1"> </text:span><text:span text:style-name="T25">ﯠ</text:span><text:span text:style-name="T1"> </text:span><text:span text:style-name="T25">ﯡ</text:span><text:span text:style-name="T1"> </text:span><text:span text:style-name="T25">ﯢ</text:span><text:span text:style-name="T1"> </text:span><text:span text:style-name="T25">ﯣﯤ</text:span><text:span text:style-name="T1"> </text:span><text:span text:style-name="T25">ﯥ</text:span><text:span text:style-name="T1"> </text:span><text:span text:style-name="T25">ﯦ</text:span><text:span text:style-name="T1"> </text:span><text:span text:style-name="T25">ﯧ</text:span><text:span text:style-name="T1"> </text:span><text:span text:style-name="T25">ﯨ</text:span><text:span text:style-name="T1"> </text:span><text:span text:style-name="T25">ﯩ</text:span><text:span text:style-name="T1"> </text:span><text:span text:style-name="T25">ﯪ</text:span><text:span text:style-name="T1"> </text:span><text:span text:style-name="T25">ﯫ</text:span><text:span text:style-name="T1"> </text:span><text:span text:style-name="T25">ﯬ</text:span><text:span text:style-name="T1"> </text:span><text:span text:style-name="T25">ﯭ</text:span><text:span text:style-name="T1"> </text:span><text:span text:style-name="T25">ﯮ</text:span><text:span text:style-name="T1"> </text:span><text:span text:style-name="T25">ﯯ</text:span><text:span text:style-name="T1"> </text:span><text:span text:style-name="T25">ﯰ</text:span><text:span text:style-name="T1"> </text:span><text:span text:style-name="T25">ﯱ</text:span><text:span text:style-name="T1"> </text:span><text:span text:style-name="T25">ﯲ</text:span><text:span text:style-name="T1"> </text:span><text:span text:style-name="T25">ﯳ</text:span><text:span text:style-name="T1"> </text:span><text:span text:style-name="T25">ﯴ</text:span><text:span text:style-name="T1"> </text:span><text:span text:style-name="T25">ﯵ</text:span><text:span text:style-name="T1"> </text:span><text:span text:style-name="T25">ﯶ</text:span><text:span text:style-name="T1"> </text:span><text:span text:style-name="T25">ﯷ</text:span><text:span text:style-name="T1"> </text:span><text:span text:style-name="T25">ﯸ</text:span><text:span text:style-name="T1"> </text:span><text:span text:style-name="T25">ﯹ</text:span><text:span text:style-name="T1"> </text:span><text:span text:style-name="T25">ﯺ</text:span><text:span text:style-name="T1"> </text:span><text:span text:style-name="T25">ﯻ</text:span><text:span text:style-name="T1"> </text:span><text:span text:style-name="T25">ﯼ</text:span><text:span text:style-name="T1"> </text:span><text:span text:style-name="T25">ﯽ</text:span><text:span text:style-name="T1"> </text:span><text:span text:style-name="T25">ﯾ</text:span><text:span text:style-name="T1"> </text:span><text:span text:style-name="T25">ﯿﰀ</text:span><text:span text:style-name="T1"> </text:span><text:span text:style-name="T25">ﰁ</text:span><text:span text:style-name="T1"> </text:span><text:span text:style-name="T25">ﰂ</text:span><text:span text:style-name="T1"> </text:span><text:span text:style-name="T25">ﰃ</text:span><text:span text:style-name="T1"> </text:span><text:span text:style-name="T25">ﰄ</text:span></text:p>
      <text:p text:style-name="P31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text:span text:style-name="T1"> </text:span><text:span text:style-name="T26">ﭛﭜ</text:span><text:span text:style-name="T1"> </text:span><text:span text:style-name="T26">ﭝ</text:span><text:span text:style-name="T1"> </text:span><text:span text:style-name="T26">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</text:span><text:span text:style-name="T1"> </text:span><text:span text:style-name="T26">ﭩﭪ</text:span><text:span text:style-name="T1"> 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text:span text:style-name="T1"> </text:span><text:span text:style-name="T26">ﭲ</text:span><text:span text:style-name="T1"> </text:span><text:span text:style-name="T26">ﭳ</text:span><text:span text:style-name="T1"> </text:span><text:span text:style-name="T26">ﭴ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text:span text:style-name="T1"> </text:span><text:span text:style-name="T26">ﭼ</text:span><text:span text:style-name="T1"> </text:span><text:span text:style-name="T26">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ﮅ</text:span><text:span text:style-name="T1"> </text:span><text:span text:style-name="T26">ﮆ</text:span><text:span text:style-name="T1"> </text:span><text:span text:style-name="T26">ﮇ</text:span><text:span text:style-name="T1"> </text:span><text:span text:style-name="T26">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</text:span><text:span text:style-name="T1"> </text:span><text:span text:style-name="T26">ﮐﮑ</text:span><text:span text:style-name="T1"> 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</text:span><text:span text:style-name="T1"> </text:span><text:span text:style-name="T26">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text:span text:style-name="T1"> </text:span><text:span text:style-name="T26">ﯷ</text:span><text:span text:style-name="T1"> </text:span><text:span text:style-name="T26">ﯸ</text:span><text:span text:style-name="T1"> </text:span><text:span text:style-name="T26">ﯹ</text:span><text:span text:style-name="T1"> </text:span><text:span text:style-name="T26">ﯺ</text:span><text:span text:style-name="T1"> </text:span><text:span text:style-name="T26">ﯻ</text:span><text:span text:style-name="T1"> </text:span><text:span text:style-name="T26">ﯼﯽ</text:span><text:span text:style-name="T1"> </text:span><text:span text:style-name="T26">ﯾ</text:span><text:span text:style-name="T1"> </text:span><text:span text:style-name="T26">ﯿ</text:span><text:span text:style-name="T1"> </text:span><text:span text:style-name="T26">ﰀ</text:span><text:span text:style-name="T1"> </text:span><text:span text:style-name="T26">ﰁ</text:span><text:span text:style-name="T1"> </text:span><text:span text:style-name="T26">ﰂ</text:span></text:p>
      <text:p text:style-name="P32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ﭗ</text:span><text:span text:style-name="T1"> </text:span><text:span text:style-name="T27">ﭘ</text:span><text:span text:style-name="T1"> </text:span><text:span text:style-name="T27">ﭙ</text:span><text:span text:style-name="T1"> </text:span><text:span text:style-name="T27">ﭚ</text:span><text:span text:style-name="T1"> </text:span><text:span text:style-name="T27">ﭛﭜ</text:span><text:span text:style-name="T1"> </text:span><text:span text:style-name="T27">ﭝ</text:span><text:span text:style-name="T1"> </text:span><text:span text:style-name="T27">ﭞ</text:span><text:span text:style-name="T1"> </text:span><text:span text:style-name="T27">ﭟ</text:span><text:span text:style-name="T1"> </text:span><text:span text:style-name="T27">ﭠ</text:span><text:span text:style-name="T1"> </text:span><text:span text:style-name="T27">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ﭥ</text:span><text:span text:style-name="T1"> </text:span><text:span text:style-name="T27">ﭦ</text:span><text:span text:style-name="T1"> </text:span><text:span text:style-name="T27">ﭧ</text:span><text:span text:style-name="T1"> </text:span><text:span text:style-name="T27">ﭨ</text:span><text:span text:style-name="T1"> </text:span><text:span text:style-name="T27">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text:span text:style-name="T1"> </text:span><text:span text:style-name="T27">ﭰ</text:span><text:span text:style-name="T1"> </text:span><text:span text:style-name="T27">ﭱ</text:span><text:span text:style-name="T1"> </text:span><text:span text:style-name="T27">ﭲ</text:span><text:span text:style-name="T1"> </text:span><text:span text:style-name="T27">ﭳ</text:span><text:span text:style-name="T1"> </text:span><text:span text:style-name="T27">ﭴ</text:span><text:span text:style-name="T1"> </text:span><text:span text:style-name="T27">ﭵ</text:span><text:span text:style-name="T1"> </text:span><text:span text:style-name="T27">ﭶ</text:span><text:span text:style-name="T1"> </text:span><text:span text:style-name="T27">ﭷ</text:span><text:span text:style-name="T1"> </text:span><text:span text:style-name="T27">ﭸ</text:span><text:span text:style-name="T1"> </text:span><text:span text:style-name="T27">ﭹ</text:span><text:span text:style-name="T1"> </text:span><text:span text:style-name="T27">ﭺ</text:span><text:span text:style-name="T1"> </text:span><text:span text:style-name="T27">ﭻ</text:span><text:span text:style-name="T1"> </text:span><text:span text:style-name="T27">ﭼ</text:span><text:span text:style-name="T1"> </text:span><text:span text:style-name="T27">ﭽ</text:span><text:span text:style-name="T1"> </text:span><text:span text:style-name="T27">ﭾ</text:span><text:span text:style-name="T1"> </text:span><text:span text:style-name="T27">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text:span text:style-name="T1"> </text:span><text:span text:style-name="T27">ﮅﮆ</text:span><text:span text:style-name="T1"> </text:span><text:span text:style-name="T27">ﮇ</text:span><text:span text:style-name="T1"> </text:span><text:span text:style-name="T27">ﮈ</text:span><text:span text:style-name="T1"> </text:span><text:span text:style-name="T27">ﮉ</text:span><text:span text:style-name="T1"> </text:span><text:span text:style-name="T27">ﮊ</text:span><text:span text:style-name="T1"> </text:span><text:span text:style-name="T27">ﮋ</text:span><text:span text:style-name="T1"> </text:span><text:span text:style-name="T27">ﮌ</text:span><text:span text:style-name="T1"> </text:span><text:span text:style-name="T27">ﮍ</text:span><text:span text:style-name="T1"> </text:span><text:span text:style-name="T27">ﮎ</text:span><text:span text:style-name="T1"> </text:span><text:span text:style-name="T27">ﮏ</text:span><text:span text:style-name="T1"> </text:span><text:span text:style-name="T27">ﮐ</text:span><text:span text:style-name="T1"> </text:span><text:span text:style-name="T27">ﮑ</text:span><text:span text:style-name="T1"> </text:span><text:span text:style-name="T27">ﮒ</text:span><text:span text:style-name="T1"> </text:span><text:span text:style-name="T27">ﮓ</text:span><text:span text:style-name="T1"> </text:span><text:span text:style-name="T27">ﮔ</text:span><text:span text:style-name="T1"> </text:span><text:span text:style-name="T27">ﮕ</text:span><text:span text:style-name="T1"> </text:span><text:span text:style-name="T27">ﮖ</text:span><text:span text:style-name="T1"> </text:span><text:span text:style-name="T27">ﮗﮘ</text:span><text:span text:style-name="T1"> </text:span><text:span text:style-name="T27">ﮙ</text:span><text:span text:style-name="T1"> </text:span><text:span text:style-name="T27">ﮚ</text:span><text:span text:style-name="T1"> </text:span><text:span text:style-name="T27">ﮛ</text:span><text:span text:style-name="T1"> </text:span><text:span text:style-name="T27">ﮜ</text:span><text:span text:style-name="T1"> </text:span><text:span text:style-name="T27">ﮝ</text:span><text:span text:style-name="T1"> </text:span><text:span text:style-name="T27">ﮞ</text:span><text:span text:style-name="T1"> </text:span><text:span text:style-name="T27">ﮟ</text:span><text:span text:style-name="T1"> </text:span><text:span text:style-name="T27">ﮠﮡ</text:span><text:span text:style-name="T1"> </text:span><text:span text:style-name="T27">ﮢ</text:span><text:span text:style-name="T1"> </text:span><text:span text:style-name="T27">ﮣ</text:span><text:span text:style-name="T1"> </text:span><text:span text:style-name="T27">ﮤ</text:span><text:span text:style-name="T1"> </text:span><text:span text:style-name="T27">ﮥ</text:span><text:span text:style-name="T1"> </text:span><text:span text:style-name="T27">ﮦ</text:span><text:span text:style-name="T1"> </text:span><text:span text:style-name="T27">ﮧ</text:span><text:span text:style-name="T1"> </text:span><text:span text:style-name="T27">ﮨ</text:span><text:span text:style-name="T1"> </text:span><text:span text:style-name="T27">ﮩ</text:span><text:span text:style-name="T1"> </text:span><text:span text:style-name="T27">ﮪ</text:span><text:span text:style-name="T1"> </text:span><text:span text:style-name="T27">ﮫ</text:span><text:span text:style-name="T1"> </text:span><text:span text:style-name="T27">ﮬ</text:span><text:span text:style-name="T1"> </text:span><text:span text:style-name="T27">ﮭ</text:span><text:span text:style-name="T1"> </text:span><text:span text:style-name="T27">ﮮ</text:span><text:span text:style-name="T1"> </text:span><text:span text:style-name="T27">ﮯ</text:span><text:span text:style-name="T1"> </text:span><text:span text:style-name="T27">ﮰ</text:span><text:span text:style-name="T1"> </text:span><text:span text:style-name="T27">ﮱ</text:span><text:span text:style-name="T1"> </text:span><text:span text:style-name="T27">ﯓﯔ</text:span><text:span text:style-name="T1"> </text:span><text:span text:style-name="T27">ﯕ</text:span><text:span text:style-name="T1"> </text:span><text:span text:style-name="T27">ﯖ</text:span><text:span text:style-name="T1"> </text:span><text:span text:style-name="T27">ﯗ</text:span></text:p>
      <text:p text:style-name="P16"><text:span text:style-name="T27">ﯘ</text:span><text:span text:style-name="T1"> </text:span><text:span text:style-name="T27">ﯙ</text:span><text:span text:style-name="T1"> </text:span><text:span text:style-name="T27">ﯚ</text:span><text:span text:style-name="T1"> </text:span><text:span text:style-name="T27">ﯛ</text:span><text:span text:style-name="T1"> </text:span><text:span text:style-name="T27">ﯜ</text:span><text:span text:style-name="T1"> </text:span><text:span text:style-name="T27">ﯝ</text:span><text:span text:style-name="T1"> </text:span><text:span text:style-name="T27">ﯞ</text:span><text:span text:style-name="T1"> </text:span><text:span text:style-name="T27">ﯟ</text:span><text:span text:style-name="T1"> </text:span><text:span text:style-name="T27">ﯠ</text:span><text:span text:style-name="T1"> </text:span><text:span text:style-name="T27">ﯡﯢ</text:span></text:p>
      <text:p text:style-name="P16"><text:span text:style-name="T27">ﯣ</text:span><text:span text:style-name="T1"> </text:span><text:span text:style-name="T27">ﯤ</text:span><text:span text:style-name="T1"> </text:span><text:span text:style-name="T27">ﯥ</text:span><text:span text:style-name="T1"> </text:span><text:span text:style-name="T27">ﯦ</text:span><text:span text:style-name="T1"> </text:span><text:span text:style-name="T27">ﯧ</text:span><text:span text:style-name="T1"> </text:span><text:span text:style-name="T27">ﯨﯩ</text:span><text:span text:style-name="T1"> </text:span><text:span text:style-name="T27">ﯪ</text:span><text:span text:style-name="T1"> </text:span><text:span text:style-name="T27">ﯫ</text:span><text:span text:style-name="T1"> </text:span><text:span text:style-name="T27">ﯬ</text:span><text:span text:style-name="T1"> </text:span><text:span text:style-name="T27">ﯭ</text:span><text:span text:style-name="T1"> </text:span><text:span text:style-name="T27">ﯮﯯ</text:span><text:span text:style-name="T1"> </text:span><text:span text:style-name="T27">ﯰ</text:span><text:span text:style-name="T1"> </text:span><text:span text:style-name="T27">ﯱ</text:span><text:span text:style-name="T1"> </text:span><text:span text:style-name="T27">ﯲ</text:span><text:span text:style-name="T1"> </text:span><text:span text:style-name="T27">ﯳ</text:span><text:span text:style-name="T1"> </text:span><text:span text:style-name="T27">ﯴﯵ</text:span><text:span text:style-name="T1"> </text:span><text:span text:style-name="T27">ﯶ</text:span><text:span text:style-name="T1"> </text:span><text:span text:style-name="T27">ﯷ</text:span><text:span text:style-name="T1"> </text:span><text:span text:style-name="T27">ﯸ</text:span><text:span text:style-name="T1"> </text:span><text:span text:style-name="T27">ﯹ</text:span><text:span text:style-name="T1"> </text:span><text:span text:style-name="T27">ﯺ</text:span><text:span text:style-name="T1"> </text:span><text:span text:style-name="T27">ﯻ</text:span><text:span text:style-name="T1"> </text:span><text:span text:style-name="T27">ﯼ</text:span><text:span text:style-name="T1"> </text:span><text:span text:style-name="T27">ﯽ</text:span><text:span text:style-name="T1"> </text:span><text:span text:style-name="T27">ﯾ</text:span><text:span text:style-name="T1"> </text:span><text:span text:style-name="T27">ﯿ</text:span><text:span text:style-name="T1"> </text:span><text:span text:style-name="T27">ﰀ</text:span><text:span text:style-name="T1"> </text:span><text:span text:style-name="T27">ﰁ</text:span><text:span text:style-name="T1"> </text:span><text:span text:style-name="T27">ﰂ</text:span><text:span text:style-name="T1"> </text:span><text:span text:style-name="T27">ﰃ</text:span><text:span text:style-name="T1"> </text:span><text:span text:style-name="T27">ﰄ</text:span><text:span text:style-name="T1"> </text:span><text:span text:style-name="T27">ﰅ</text:span><text:span text:style-name="T1"> </text:span><text:span text:style-name="T27">ﰆ</text:span><text:span text:style-name="T1"> </text:span><text:span text:style-name="T27">ﰇ</text:span><text:span text:style-name="T1"> </text:span><text:span text:style-name="T27">ﰈ</text:span><text:span text:style-name="T1"> </text:span><text:span text:style-name="T27">ﰉ</text:span><text:span text:style-name="T1"> </text:span><text:span text:style-name="T27">ﰊﰋ</text:span><text:span text:style-name="T1"> </text:span><text:span text:style-name="T27">ﰌ</text:span><text:span text:style-name="T1"> </text:span><text:span text:style-name="T27">ﰍ</text:span><text:span text:style-name="T1"> </text:span><text:span text:style-name="T27">ﰎ</text:span><text:span text:style-name="T1"> </text:span><text:span text:style-name="T27">ﰏ</text:span><text:span text:style-name="T1"> </text:span><text:span text:style-name="T27">ﰐ</text:span><text:span text:style-name="T1"> </text:span><text:span text:style-name="T27">ﰑ</text:span></text:p>
      <text:p text:style-name="P16"><text:span text:style-name="T27">ﰒ</text:span><text:span text:style-name="T1"> </text:span><text:span text:style-name="T27">ﰓ</text:span><text:span text:style-name="T1"> </text:span><text:span text:style-name="T27">ﰔ</text:span><text:span text:style-name="T1"> </text:span><text:span text:style-name="T27">ﰕ</text:span><text:span text:style-name="T1"> </text:span><text:span text:style-name="T27">ﰖﰗ</text:span><text:span text:style-name="T1"> </text:span><text:span text:style-name="T27">ﰘ</text:span><text:span text:style-name="T1"> </text:span><text:span text:style-name="T27">ﰙ</text:span><text:span text:style-name="T1"> </text:span><text:span text:style-name="T27">ﰚ</text:span><text:span text:style-name="T1"> </text:span><text:span text:style-name="T27">ﰛ</text:span><text:span text:style-name="T1"> </text:span><text:span text:style-name="T27">ﰜ</text:span></text:p>
      <text:p text:style-name="P36"><text:span text:style-name="T28">ﭑ</text:span><text:span text:style-name="T1"> </text:span><text:span text:style-name="T28">ﭒ</text:span><text:span text:style-name="T1"> </text:span><text:span text:style-name="T28">ﭓ</text:span><text:span text:style-name="T1"> </text:span><text:span text:style-name="T28">ﭔ</text:span><text:span text:style-name="T1"> </text:span><text:span text:style-name="T28">ﭕ</text:span><text:span text:style-name="T1"> </text:span><text:span text:style-name="T28">ﭖ</text:span><text:span text:style-name="T1"> </text:span><text:span text:style-name="T28">ﭗ</text:span><text:span text:style-name="T1"> </text:span><text:span text:style-name="T28">ﭘ</text:span><text:span text:style-name="T1"> </text:span><text:span text:style-name="T28">ﭙ</text:span><text:span text:style-name="T1"> </text:span><text:span text:style-name="T28">ﭚ</text:span><text:span text:style-name="T1"> </text:span><text:span text:style-name="T28">ﭛ</text:span><text:span text:style-name="T1"> </text:span><text:span text:style-name="T28">ﭜ</text:span><text:span text:style-name="T1"> </text:span><text:span text:style-name="T28">ﭝ</text:span><text:span text:style-name="T1"> </text:span><text:span text:style-name="T28">ﭞ</text:span><text:span text:style-name="T1"> </text:span><text:span text:style-name="T28">ﭟ</text:span><text:span text:style-name="T1"> </text:span><text:span text:style-name="T28">ﭠ</text:span><text:span text:style-name="T1"> </text:span><text:span text:style-name="T28">ﭡﭢ</text:span><text:span text:style-name="T1"> </text:span><text:span text:style-name="T28">ﭣ</text:span><text:span text:style-name="T1"> </text:span><text:span text:style-name="T28">ﭤ</text:span><text:span text:style-name="T1"> </text:span><text:span text:style-name="T28">ﭥ</text:span><text:span text:style-name="T1"> </text:span><text:span text:style-name="T28">ﭦ</text:span><text:span text:style-name="T1"> </text:span><text:span text:style-name="T28">ﭧ</text:span><text:span text:style-name="T1"> </text:span><text:span text:style-name="T28">ﭨ</text:span><text:span text:style-name="T1"> </text:span><text:span text:style-name="T28">ﭩ</text:span><text:span text:style-name="T1"> </text:span><text:span text:style-name="T28">ﭪ</text:span><text:span text:style-name="T1"> </text:span><text:span text:style-name="T28">ﭫ</text:span></text:p>
      <text:p text:style-name="P42"><text:span text:style-name="T31">ﮌﮰ</text:span></text:p>
      <text:p text:style-name="P42"><text:span text:style-name="T31">ﭤﭥﭦ</text:span></text:p>
      <text:p text:style-name="P38"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text:span text:style-name="T1"> </text:span><text:span text:style-name="T28">ﭰ</text:span><text:span text:style-name="T1"> 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text:span text:style-name="T1"> </text:span><text:span text:style-name="T28">ﭶ</text:span><text:span text:style-name="T1"> </text:span><text:span text:style-name="T28">ﭷ</text:span><text:span text:style-name="T1"> </text:span><text:span text:style-name="T28">ﭸ</text:span><text:span text:style-name="T1"> </text:span><text:span text:style-name="T28">ﭹ</text:span><text:span text:style-name="T1"> </text:span><text:span text:style-name="T28">ﭺ</text:span><text:span text:style-name="T1"> </text:span><text:span text:style-name="T28">ﭻ</text:span><text:span text:style-name="T1"> </text:span><text:span text:style-name="T28">ﭼ</text:span><text:span text:style-name="T1"> </text:span><text:span text:style-name="T28">ﭽ</text:span><text:span text:style-name="T1"> </text:span><text:span text:style-name="T28">ﭾ</text:span><text:span text:style-name="T1"> </text:span><text:span text:style-name="T28">ﭿ</text:span><text:span text:style-name="T1"> </text:span><text:span text:style-name="T28">ﮀ</text:span><text:span text:style-name="T1"> </text:span><text:span text:style-name="T28">ﮁ</text:span><text:span text:style-name="T1"> </text:span><text:span text:style-name="T28">ﮂ</text:span><text:span text:style-name="T1"> </text:span><text:span text:style-name="T28">ﮃ</text:span><text:span text:style-name="T1"> </text:span><text:span text:style-name="T28">ﮄ</text:span><text:span text:style-name="T1"> </text:span><text:span text:style-name="T28">ﮅ</text:span><text:span text:style-name="T1"> </text:span><text:span text:style-name="T28">ﮆ</text:span><text:span text:style-name="T1"> </text:span><text:span text:style-name="T28">ﮇ</text:span><text:span text:style-name="T1"> </text:span><text:span text:style-name="T28">ﮈ</text:span><text:span text:style-name="T1"> </text:span><text:span text:style-name="T28">ﮉ</text:span><text:span text:style-name="T1"> </text:span><text:span text:style-name="T28">ﮊ</text:span><text:span text:style-name="T1"> </text:span><text:span text:style-name="T28">ﮋ</text:span><text:span text:style-name="T1"> </text:span><text:span text:style-name="T28">ﮌ</text:span><text:span text:style-name="T1"> </text:span><text:span text:style-name="T28">ﮍ</text:span><text:span text:style-name="T1"> </text:span><text:span text:style-name="T28">ﮎ</text:span><text:span text:style-name="T1"> </text:span><text:span text:style-name="T28">ﮏ</text:span><text:span text:style-name="T1"> </text:span><text:span text:style-name="T28">ﮐ</text:span><text:span text:style-name="T1"> </text:span><text:span text:style-name="T28">ﮑ</text:span><text:span text:style-name="T1"> </text:span><text:span text:style-name="T28">ﮒ</text:span><text:span text:style-name="T1"> </text:span><text:span text:style-name="T28">ﮓ</text:span><text:span text:style-name="T1"> </text:span><text:span text:style-name="T28">ﮔ</text:span><text:span text:style-name="T1"> </text:span><text:span text:style-name="T28">ﮕ</text:span><text:span text:style-name="T1"> </text:span><text:span text:style-name="T28">ﮖ</text:span><text:span text:style-name="T1"> </text:span><text:span text:style-name="T28">ﮗ</text:span><text:span text:style-name="T1"> </text:span><text:span text:style-name="T28">ﮘ</text:span><text:span text:style-name="T1"> </text:span><text:span text:style-name="T28">ﮙ</text:span><text:span text:style-name="T1"> </text:span><text:span text:style-name="T28">ﮚ</text:span><text:span text:style-name="T1"> </text:span><text:span text:style-name="T28">ﮛ</text:span><text:span text:style-name="T1"> </text:span><text:span text:style-name="T28">ﮜ</text:span><text:span text:style-name="T1"> </text:span><text:span text:style-name="T28">ﮝ</text:span><text:span text:style-name="T1"> </text:span><text:span text:style-name="T28">ﮞ</text:span><text:span text:style-name="T1"> </text:span><text:span text:style-name="T28">ﮟ</text:span><text:span text:style-name="T1"> </text:span><text:span text:style-name="T28">ﮠ</text:span><text:span text:style-name="T1"> </text:span><text:span text:style-name="T28">ﮡ</text:span><text:span text:style-name="T1"> </text:span><text:span text:style-name="T28">ﮢ</text:span><text:span text:style-name="T1"> </text:span><text:span text:style-name="T28">ﮣ</text:span><text:span text:style-name="T1"> </text:span><text:span text:style-name="T28">ﮤ</text:span><text:span text:style-name="T1"> </text:span><text:span text:style-name="T28">ﮥ</text:span><text:span text:style-name="T1"> </text:span><text:span text:style-name="T28">ﮦ</text:span><text:span text:style-name="T1"> </text:span><text:span text:style-name="T28">ﮧ</text:span><text:span text:style-name="T1"> </text:span><text:span text:style-name="T28">ﮨ</text:span><text:span text:style-name="T1"> </text:span><text:span text:style-name="T28">ﮩ</text:span><text:span text:style-name="T1"> </text:span><text:span text:style-name="T28">ﮪ</text:span><text:span text:style-name="T1"> </text:span><text:span text:style-name="T28">ﮫ</text:span><text:span text:style-name="T1"> </text:span><text:span text:style-name="T28">ﮬ</text:span><text:span text:style-name="T1"> </text:span><text:span text:style-name="T28">ﮭ</text:span><text:span text:style-name="T1"> </text:span><text:span text:style-name="T28">ﮮ</text:span><text:span text:style-name="T1"> </text:span><text:span text:style-name="T28">ﮯ</text:span><text:span text:style-name="T1"> </text:span><text:span text:style-name="T28">ﮰ</text:span><text:span text:style-name="T1"> </text:span><text:span text:style-name="T28">ﮱ</text:span><text:span text:style-name="T1"> </text:span><text:span text:style-name="T28">ﯓ</text:span><text:span text:style-name="T1"> </text:span><text:span text:style-name="T28">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ﯘ</text:span><text:span text:style-name="T1"> </text:span><text:span text:style-name="T28">ﯙ</text:span><text:span text:style-name="T1"> </text:span><text:span text:style-name="T28">ﯚ</text:span><text:span text:style-name="T1"> </text:span><text:span text:style-name="T28">ﯛ</text:span><text:span text:style-name="T1"> </text:span><text:span text:style-name="T28">ﯜ</text:span><text:span text:style-name="T1"> </text:span><text:span text:style-name="T28">ﯝ</text:span><text:span text:style-name="T1"> </text:span><text:span text:style-name="T28">ﯞ</text:span><text:span text:style-name="T1"> </text:span><text:span text:style-name="T28">ﯟ</text:span><text:span text:style-name="T1"> </text:span><text:span text:style-name="T28">ﯠ</text:span><text:span text:style-name="T1"> </text:span><text:span text:style-name="T28">ﯡ</text:span><text:span text:style-name="T1"> </text:span><text:span text:style-name="T28">ﯢ</text:span><text:span text:style-name="T1"> </text:span><text:span text:style-name="T28">ﯣ</text:span><text:span text:style-name="T1"> </text:span><text:span text:style-name="T28">ﯤ</text:span><text:span text:style-name="T1"> </text:span><text:span text:style-name="T28">ﯥﯦ</text:span><text:span text:style-name="T1"> </text:span><text:span text:style-name="T28">ﯧ</text:span><text:span text:style-name="T1"> </text:span><text:span text:style-name="T28">ﯨ</text:span><text:span text:style-name="T1"> </text:span><text:span text:style-name="T28">ﯩ</text:span><text:span text:style-name="T1"> </text:span><text:span text:style-name="T28">ﯪ</text:span><text:span text:style-name="T1"> </text:span><text:span text:style-name="T28">ﯫ</text:span><text:span text:style-name="T1"> </text:span><text:span text:style-name="T28">ﯬ</text:span><text:span text:style-name="T1"> </text:span><text:span text:style-name="T28">ﯭ</text:span></text:p>
      <text:p text:style-name="P17"><text:soft-page-break/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text:span text:style-name="T1"> </text:span><text:span text:style-name="T30">ﭛ</text:span><text:span text:style-name="T1"> </text:span><text:span text:style-name="T30">ﭜ</text:span><text:span text:style-name="T1"> 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/text:p>
      <text:p text:style-name="P17"><text:span text:style-name="T30">ﭢ</text:span><text:span text:style-name="T1"> </text:span><text:span text:style-name="T30">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</text:span><text:span text:style-name="T1"> </text:span><text:span text:style-name="T30">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ﮔ</text:span><text:span text:style-name="T1"> </text:span><text:span text:style-name="T30">ﮕ</text:span><text:span text:style-name="T1"> </text:span><text:span text:style-name="T30">ﮖ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text:span text:style-name="T1"> </text:span><text:span text:style-name="T30">ﮜ</text:span><text:span text:style-name="T1"> 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</text:span><text:span text:style-name="T1"> </text:span><text:span text:style-name="T30">ﮦ</text:span><text:span text:style-name="T1"> </text:span><text:span text:style-name="T30">ﮧ</text:span><text:span text:style-name="T1"> </text:span><text:span text:style-name="T30">ﮨ</text:span></text:p>
      <text:p text:style-name="P17"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</text:span><text:span text:style-name="T1"> </text:span><text:span text:style-name="T30">ﮰ</text:span><text:span text:style-name="T1"> 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text:span text:style-name="T1"> </text:span><text:span text:style-name="T30">ﯗ</text:span><text:span text:style-name="T1"> 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</text:span><text:span text:style-name="T1"> </text:span><text:span text:style-name="T30">ﯜ</text:span><text:span text:style-name="T1"> </text:span><text:span text:style-name="T30">ﯝ</text:span></text:p>
      <text:p text:style-name="P17"><text:span text:style-name="T30">ﯞ</text:span><text:span text:style-name="T1"> </text:span><text:span text:style-name="T30">ﯟ</text:span><text:span text:style-name="T1"> </text:span><text:span text:style-name="T30">ﯠ</text:span><text:span text:style-name="T1"> </text:span><text:span text:style-name="T30">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text:span text:style-name="T1"> </text:span><text:span text:style-name="T30">ﯥ</text:span><text:span text:style-name="T1"> </text:span><text:span text:style-name="T30">ﯦ</text:span><text:span text:style-name="T1"> </text:span><text:span text:style-name="T30">ﯧ</text:span><text:span text:style-name="T1"> </text:span><text:span text:style-name="T30">ﯨ</text:span><text:span text:style-name="T1"> </text:span><text:span text:style-name="T30">ﯩ</text:span><text:span text:style-name="T1"> </text:span><text:span text:style-name="T30">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</text:span><text:span text:style-name="T1"> </text:span><text:span text:style-name="T30">ﯰ</text:span><text:span text:style-name="T1"> </text:span><text:span text:style-name="T30">ﯱ</text:span><text:span text:style-name="T1"> </text:span><text:span text:style-name="T30">ﯲ</text:span><text:span text:style-name="T1"> </text:span><text:span text:style-name="T30">ﯳ</text:span><text:span text:style-name="T1"> </text:span><text:span text:style-name="T30">ﯴ</text:span><text:span text:style-name="T1"> </text:span><text:span text:style-name="T30">ﯵ</text:span><text:span text:style-name="T1"> </text:span><text:span text:style-name="T30">ﯶ</text:span><text:span text:style-name="T1"> </text:span><text:span text:style-name="T30">ﯷﯸ</text:span><text:span text:style-name="T1"> </text:span><text:span text:style-name="T30">ﯹ</text:span><text:span text:style-name="T1"> </text:span><text:span text:style-name="T30">ﯺ</text:span><text:span text:style-name="T1"> </text:span><text:span text:style-name="T30">ﯻ</text:span><text:span text:style-name="T1"> </text:span><text:span text:style-name="T30">ﯼ</text:span><text:span text:style-name="T1"> </text:span><text:span text:style-name="T30">ﯽ</text:span><text:span text:style-name="T1"> </text:span><text:span text:style-name="T30">ﯾ</text:span><text:span text:style-name="T1"> </text:span><text:span text:style-name="T30">ﯿ</text:span><text:span text:style-name="T1"> </text:span><text:span text:style-name="T30">ﰀ</text:span><text:span text:style-name="T1"> </text:span><text:span text:style-name="T30">ﰁ</text:span><text:span text:style-name="T1"> </text:span><text:span text:style-name="T30">ﰂ</text:span><text:span text:style-name="T1"> </text:span><text:span text:style-name="T30">ﰃ</text:span><text:span text:style-name="T1"> </text:span><text:span text:style-name="T30">ﰄ</text:span><text:span text:style-name="T1"> </text:span><text:span text:style-name="T30">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422" svg:font-family="MSI_Z422" style:font-pitch="variable"/>
    <style:font-face style:name="MSI_Z425" svg:font-family="MSI_Z425" style:font-pitch="variable"/>
    <style:font-face style:name="MSI_Z426" svg:font-family="MSI_Z426" style:font-pitch="variable"/>
    <style:font-face style:name="MSI_Z434" svg:font-family="MSI_Z434" style:font-pitch="variable"/>
    <style:font-face style:name="msi_z423" svg:font-family="msi_z423" style:font-pitch="variable"/>
    <style:font-face style:name="msi_z424" svg:font-family="msi_z424" style:font-pitch="variable"/>
    <style:font-face style:name="msi_z427" svg:font-family="msi_z427" style:font-pitch="variable"/>
    <style:font-face style:name="msi_z428" svg:font-family="msi_z428" style:font-pitch="variable"/>
    <style:font-face style:name="msi_z429" svg:font-family="msi_z429" style:font-pitch="variable"/>
    <style:font-face style:name="msi_z430" svg:font-family="msi_z430" style:font-pitch="variable"/>
    <style:font-face style:name="msi_z431" svg:font-family="msi_z431" style:font-pitch="variable"/>
    <style:font-face style:name="msi_z432" svg:font-family="msi_z432" style:font-pitch="variable"/>
    <style:font-face style:name="msi_z433" svg:font-family="msi_z433" style:font-pitch="variable"/>
    <style:font-face style:name="msi_z435" svg:font-family="msi_z435" style:font-pitch="variable"/>
    <style:font-face style:name="msi_z436" svg:font-family="msi_z436" style:font-pitch="variable"/>
    <style:font-face style:name="msi_z437" svg:font-family="msi_z437" style:font-pitch="variable"/>
    <style:font-face style:name="msi_z438" svg:font-family="msi_z438" style:font-pitch="variable"/>
    <style:font-face style:name="msi_z439" svg:font-family="msi_z439" style:font-pitch="variable"/>
    <style:font-face style:name="msi_z440" svg:font-family="msi_z440" style:font-pitch="variable"/>
    <style:font-face style:name="msi_z441" svg:font-family="msi_z441" style:font-pitch="variable"/>
    <style:font-face style:name="Liberation Serif" svg:font-family="'Liberation Serif'" style:font-family-generic="roman" style:font-pitch="variable"/>
    <style:font-face style:name="QCF_P401" svg:font-family="QCF_P401" style:font-family-generic="roman" style:font-pitch="variable"/>
    <style:font-face style:name="QCF_P422" svg:font-family="QCF_P422" style:font-family-generic="roman" style:font-pitch="variable"/>
    <style:font-face style:name="QCF_P423" svg:font-family="QCF_P423" style:font-family-generic="roman" style:font-pitch="variable"/>
    <style:font-face style:name="QCF_P424" svg:font-family="QCF_P424" style:font-family-generic="roman" style:font-pitch="variable"/>
    <style:font-face style:name="QCF_P425" svg:font-family="QCF_P425" style:font-family-generic="roman" style:font-pitch="variable"/>
    <style:font-face style:name="QCF_P426" svg:font-family="QCF_P426" style:font-family-generic="roman" style:font-pitch="variable"/>
    <style:font-face style:name="QCF_P427" svg:font-family="QCF_P427" style:font-family-generic="roman" style:font-pitch="variable"/>
    <style:font-face style:name="QCF_P428" svg:font-family="QCF_P428" style:font-family-generic="roman" style:font-pitch="variable"/>
    <style:font-face style:name="QCF_P429" svg:font-family="QCF_P429" style:font-family-generic="roman" style:font-pitch="variable"/>
    <style:font-face style:name="QCF_P430" svg:font-family="QCF_P430" style:font-family-generic="roman" style:font-pitch="variable"/>
    <style:font-face style:name="QCF_P431" svg:font-family="QCF_P431" style:font-family-generic="roman" style:font-pitch="variable"/>
    <style:font-face style:name="QCF_P432" svg:font-family="QCF_P432" style:font-family-generic="roman" style:font-pitch="variable"/>
    <style:font-face style:name="QCF_P433" svg:font-family="QCF_P433" style:font-family-generic="roman" style:font-pitch="variable"/>
    <style:font-face style:name="QCF_P434" svg:font-family="QCF_P434" style:font-family-generic="roman" style:font-pitch="variable"/>
    <style:font-face style:name="QCF_P435" svg:font-family="QCF_P435" style:font-family-generic="roman" style:font-pitch="variable"/>
    <style:font-face style:name="QCF_P436" svg:font-family="QCF_P436" style:font-family-generic="roman" style:font-pitch="variable"/>
    <style:font-face style:name="QCF_P437" svg:font-family="QCF_P437" style:font-family-generic="roman" style:font-pitch="variable"/>
    <style:font-face style:name="QCF_P438" svg:font-family="QCF_P438" style:font-family-generic="roman" style:font-pitch="variable"/>
    <style:font-face style:name="QCF_P439" svg:font-family="QCF_P439" style:font-family-generic="roman" style:font-pitch="variable"/>
    <style:font-face style:name="QCF_P440" svg:font-family="QCF_P440" style:font-family-generic="roman" style:font-pitch="variable"/>
    <style:font-face style:name="QCF_P441" svg:font-family="QCF_P4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4231" svg:font-family="QCF_P423" style:font-family-generic="system" style:font-pitch="variable"/>
    <style:font-face style:name="QCF_P4241" svg:font-family="QCF_P424" style:font-family-generic="system" style:font-pitch="variable"/>
    <style:font-face style:name="QCF_P4251" svg:font-family="QCF_P425" style:font-family-generic="system" style:font-pitch="variable"/>
    <style:font-face style:name="QCF_P4261" svg:font-family="QCF_P426" style:font-family-generic="system" style:font-pitch="variable"/>
    <style:font-face style:name="QCF_P4271" svg:font-family="QCF_P427" style:font-family-generic="system" style:font-pitch="variable"/>
    <style:font-face style:name="QCF_P4281" svg:font-family="QCF_P428" style:font-family-generic="system" style:font-pitch="variable"/>
    <style:font-face style:name="QCF_P4291" svg:font-family="QCF_P429" style:font-family-generic="system" style:font-pitch="variable"/>
    <style:font-face style:name="QCF_P4301" svg:font-family="QCF_P430" style:font-family-generic="system" style:font-pitch="variable"/>
    <style:font-face style:name="QCF_P4311" svg:font-family="QCF_P431" style:font-family-generic="system" style:font-pitch="variable"/>
    <style:font-face style:name="QCF_P4321" svg:font-family="QCF_P432" style:font-family-generic="system" style:font-pitch="variable"/>
    <style:font-face style:name="QCF_P4331" svg:font-family="QCF_P433" style:font-family-generic="system" style:font-pitch="variable"/>
    <style:font-face style:name="QCF_P4341" svg:font-family="QCF_P434" style:font-family-generic="system" style:font-pitch="variable"/>
    <style:font-face style:name="QCF_P4351" svg:font-family="QCF_P435" style:font-family-generic="system" style:font-pitch="variable"/>
    <style:font-face style:name="QCF_P4361" svg:font-family="QCF_P436" style:font-family-generic="system" style:font-pitch="variable"/>
    <style:font-face style:name="QCF_P4371" svg:font-family="QCF_P437" style:font-family-generic="system" style:font-pitch="variable"/>
    <style:font-face style:name="QCF_P4381" svg:font-family="QCF_P438" style:font-family-generic="system" style:font-pitch="variable"/>
    <style:font-face style:name="QCF_P4391" svg:font-family="QCF_P439" style:font-family-generic="system" style:font-pitch="variable"/>
    <style:font-face style:name="QCF_P4401" svg:font-family="QCF_P440" style:font-family-generic="system" style:font-pitch="variable"/>
    <style:font-face style:name="QCF_P4411" svg:font-family="QCF_P44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2706cb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7d15cc" style:font-size-asian="10pt" style:font-size-complex="10pt"/>
    </style:style>
    <style:style style:name="MT6" style:family="text">
      <style:text-properties style:font-name="Liberation Sans Narrow" fo:font-size="10pt" officeooo:rsid="016128c4" style:font-size-asian="10pt" style:font-size-complex="10pt"/>
    </style:style>
    <style:style style:name="MT7" style:family="text">
      <style:text-properties officeooo:rsid="017e7986"/>
    </style:style>
    <style:style style:name="MT8" style:family="text">
      <style:text-properties officeooo:rsid="0163d1a8"/>
    </style:style>
    <style:style style:name="MT9" style:family="text">
      <style:text-properties officeooo:rsid="01809158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Al Ahzab</text:span><text:tab/><text:tab/>Juz<text:span text:style-name="MT1"> </text:span><text:span text:style-name="MT3">22</text:span></text:p>
      </style:header>
      <style:footer>
        <text:p text:style-name="MP2"><text:page-number text:select-page="current">427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4">Surat </text:span><text:span text:style-name="MT5">Saba’</text:span><text:span text:style-name="MT4"><text:tab/><text:tab/>Juz </text:span><text:span text:style-name="MT6">2</text:span><text:span text:style-name="MT5">2</text:span></text:p>
      </style:header>
      <style:footer>
        <text:p text:style-name="MP2"><text:page-number text:select-page="current">432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7">Fathir<text:tab/><text:tab/></text:span>Juz<text:span text:style-name="MT1"> </text:span><text:span text:style-name="MT8">22</text:span></text:p>
      </style:header>
      <style:footer>
        <text:p text:style-name="MP2"><text:page-number text:select-page="current">439</text:page-number></text:p>
      </style:footer>
    </style:master-page>
    <style:master-page style:name="ganti_20_surat3" style:display-name="ganti surat3" style:page-layout-name="Mpm1">
      <style:header>
        <text:p text:style-name="MP1">Surat <text:span text:style-name="MT9">Yasin</text:span><text:tab/><text:tab/>Juz <text:span text:style-name="MT3">21</text:span></text:p>
      </style:header>
      <style:footer>
        <text:p text:style-name="MP2"><text:page-number text:select-page="current">441</text:page-number></text:p>
      </style:footer>
    </style:master-page>
    <style:master-page style:name="ganti_20_surat4" style:display-name="ganti surat4" style:page-layout-name="Mpm1">
      <style:header>
        <text:p text:style-name="MP1">Surat <text:span text:style-name="MT2">Al Ahzab</text:span><text:tab/><text:tab/>Juz <text:span text:style-name="MT3">21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07T20:56:15.557477890</dc:date>
    <meta:editing-duration>PT15H22M28S</meta:editing-duration>
    <meta:editing-cycles>335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63" meta:word-count="2846" meta:character-count="5876" meta:non-whitespace-character-count="3088"/>
  </office:meta>
</office:document-meta>
</file>